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2.845cm" fo:min-width="26.308cm"/>
    </style:style>
    <style:style style:name="gr3" style:family="graphic" style:parent-style-name="standard">
      <style:graphic-properties draw:stroke="none" svg:stroke-color="#000000" draw:fill="none" draw:fill-color="#ffffff" draw:textarea-horizontal-align="left" draw:auto-grow-height="true" draw:auto-grow-width="true" fo:min-height="5.689cm" fo:min-width="27.375cm"/>
    </style:style>
    <style:style style:name="gr4" style:family="graphic" style:parent-style-name="standard">
      <style:graphic-properties draw:fill-color="#ff99ff" draw:textarea-horizontal-align="justify" draw:textarea-vertical-align="middle" draw:auto-grow-height="false" fo:min-height="0.75cm" fo:min-width="2.5cm"/>
    </style:style>
    <style:style style:name="gr5" style:family="graphic" style:parent-style-name="standard">
      <style:graphic-properties draw:fill-color="#ff99ff" draw:textarea-horizontal-align="justify" draw:textarea-vertical-align="middle" draw:auto-grow-height="false" fo:min-height="0.75cm" fo:min-width="2.7cm"/>
    </style:style>
    <style:style style:name="gr6" style:family="graphic" style:parent-style-name="standard">
      <style:graphic-properties draw:textarea-horizontal-align="justify" draw:textarea-vertical-align="middle" draw:auto-grow-height="false" fo:min-height="1.024cm" fo:min-width="2.894cm"/>
    </style:style>
    <style:style style:name="gr7" style:family="graphic" style:parent-style-name="standard">
      <style:graphic-properties draw:textarea-horizontal-align="justify" draw:textarea-vertical-align="middle" draw:auto-grow-height="false" fo:min-height="1.024cm" fo:min-width="4.026cm"/>
    </style:style>
    <style:style style:name="gr8" style:family="graphic" style:parent-style-name="standard">
      <style:graphic-properties draw:textarea-horizontal-align="justify" draw:textarea-vertical-align="middle" draw:auto-grow-height="false" fo:min-height="1.024cm" fo:min-width="3.036cm"/>
    </style:style>
    <style:style style:name="gr9" style:family="graphic" style:parent-style-name="standard">
      <style:graphic-properties draw:textarea-horizontal-align="justify" draw:textarea-vertical-align="middle" draw:auto-grow-height="false" fo:min-height="1.024cm" fo:min-width="1.48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fill-color="#00cc33" draw:textarea-horizontal-align="justify" draw:textarea-vertical-align="middle" draw:auto-grow-height="false" fo:min-height="0.728cm" fo:min-width="1.674cm"/>
    </style:style>
    <style:style style:name="gr12" style:family="graphic" style:parent-style-name="standard">
      <style:graphic-properties draw:stroke="none" svg:stroke-color="#000000" draw:fill="none" draw:fill-color="#ffffff" draw:textarea-horizontal-align="left" draw:auto-grow-height="true" draw:auto-grow-width="true" fo:min-height="3.556cm" fo:min-width="22.718cm"/>
    </style:style>
    <style:style style:name="gr13" style:family="graphic" style:parent-style-name="standard">
      <style:graphic-properties draw:stroke="none" svg:stroke-color="#000000" draw:fill="none" draw:fill-color="#ffffff" draw:textarea-horizontal-align="left" draw:auto-grow-height="true" draw:auto-grow-width="true" fo:min-height="4.267cm" fo:min-width="23.091cm"/>
    </style:style>
    <style:style style:name="gr14" style:family="graphic" style:parent-style-name="standard">
      <style:graphic-properties draw:textarea-horizontal-align="justify" draw:textarea-vertical-align="middle" draw:auto-grow-height="false" fo:min-height="1.55cm" fo:min-width="24.8cm"/>
    </style:style>
    <style:style style:name="gr15" style:family="graphic" style:parent-style-name="standard">
      <style:graphic-properties draw:fill-color="#ff99ff" draw:textarea-horizontal-align="justify" draw:textarea-vertical-align="top" draw:auto-grow-height="false" fo:min-height="6.35cm" fo:min-width="7.8cm"/>
    </style:style>
    <style:style style:name="gr16" style:family="graphic" style:parent-style-name="standard">
      <style:graphic-properties draw:fill-color="#ccff99" draw:textarea-horizontal-align="justify" draw:textarea-vertical-align="top" draw:auto-grow-height="false" fo:min-height="6.35cm" fo:min-width="7.7cm"/>
    </style:style>
    <style:style style:name="gr17" style:family="graphic" style:parent-style-name="standard">
      <style:graphic-properties draw:fill-color="#99ffff" draw:textarea-horizontal-align="justify" draw:textarea-vertical-align="top" draw:auto-grow-height="false" fo:min-height="6.35cm" fo:min-width="7.6cm"/>
    </style:style>
    <style:style style:name="gr18" style:family="graphic" style:parent-style-name="standard">
      <style:graphic-properties draw:fill-color="#ff99ff" draw:textarea-horizontal-align="justify" draw:textarea-vertical-align="middle" draw:auto-grow-height="false" fo:min-height="0.55cm" fo:min-width="1.7cm"/>
    </style:style>
    <style:style style:name="gr19" style:family="graphic" style:parent-style-name="standard">
      <style:graphic-properties draw:fill-color="#ff99ff" draw:textarea-horizontal-align="justify" draw:textarea-vertical-align="middle" draw:auto-grow-height="false" fo:min-height="0.55cm" fo:min-width="1cm"/>
    </style:style>
    <style:style style:name="gr20" style:family="graphic" style:parent-style-name="standard">
      <style:graphic-properties draw:textarea-horizontal-align="justify" draw:textarea-vertical-align="middle" draw:auto-grow-height="false" fo:min-height="1.75cm" fo:min-width="1.7cm"/>
    </style:style>
    <style:style style:name="gr21" style:family="graphic" style:parent-style-name="standard">
      <style:graphic-properties draw:textarea-horizontal-align="justify" draw:textarea-vertical-align="middle" draw:auto-grow-height="false" fo:min-height="1.75cm" fo:min-width="1cm"/>
    </style:style>
    <style:style style:name="gr22" style:family="graphic" style:parent-style-name="standard">
      <style:graphic-properties draw:fill-color="#ccff99" draw:textarea-horizontal-align="justify" draw:textarea-vertical-align="middle" draw:auto-grow-height="false" fo:min-height="0.55cm" fo:min-width="1.7cm"/>
    </style:style>
    <style:style style:name="gr23" style:family="graphic" style:parent-style-name="standard">
      <style:graphic-properties draw:fill-color="#ccff99" draw:textarea-horizontal-align="justify" draw:textarea-vertical-align="middle" draw:auto-grow-height="false" fo:min-height="0.55cm" fo:min-width="1cm"/>
    </style:style>
    <style:style style:name="gr24" style:family="graphic" style:parent-style-name="standard">
      <style:graphic-properties draw:fill-color="#99ffff" draw:textarea-horizontal-align="justify" draw:textarea-vertical-align="middle" draw:auto-grow-height="false" fo:min-height="0.55cm" fo:min-width="1.7cm"/>
    </style:style>
    <style:style style:name="gr25" style:family="graphic" style:parent-style-name="standard">
      <style:graphic-properties draw:fill-color="#99ffff" draw:textarea-horizontal-align="justify" draw:textarea-vertical-align="middle" draw:auto-grow-height="false" fo:min-height="0.55cm" fo:min-width="1cm"/>
    </style:style>
    <style:style style:name="gr26" style:family="graphic" style:parent-style-name="standard">
      <style:graphic-properties draw:textarea-horizontal-align="justify" draw:textarea-vertical-align="middle" draw:auto-grow-height="false" fo:min-height="1.75cm" fo:min-width="1.8cm"/>
    </style:style>
    <style:style style:name="gr27" style:family="graphic" style:parent-style-name="standard">
      <style:graphic-properties draw:fill-color="#ccff99" draw:textarea-horizontal-align="justify" draw:textarea-vertical-align="middle" draw:auto-grow-height="false" fo:min-height="0.55cm" fo:min-width="1.8cm"/>
    </style:style>
    <style:style style:name="gr28" style:family="graphic" style:parent-style-name="standard">
      <style:graphic-properties draw:fill-color="#99ffff" draw:textarea-horizontal-align="justify" draw:textarea-vertical-align="middle" draw:auto-grow-height="false" fo:min-height="0.55cm" fo:min-width="1.8cm"/>
    </style:style>
    <style:style style:name="gr29" style:family="graphic" style:parent-style-name="standard">
      <style:graphic-properties svg:stroke-width="0.035cm" svg:stroke-color="#333333" draw:marker-start-width="0.252cm" draw:marker-end-width="0.252cm" draw:fill="none" draw:fill-color="#ff99ff" draw:textarea-horizontal-align="justify" draw:textarea-vertical-align="middle" draw:auto-grow-height="false" fo:min-height="1.55cm" fo:min-width="5.8cm" fo:padding-top="0.142cm" fo:padding-bottom="0.142cm" fo:padding-left="0.267cm" fo:padding-right="0.267cm"/>
    </style:style>
    <style:style style:name="gr30" style:family="graphic" style:parent-style-name="standard">
      <style:graphic-properties svg:stroke-width="0.035cm" svg:stroke-color="#333333" draw:marker-start-width="0.252cm" draw:marker-end-width="0.252cm" draw:fill="none" draw:fill-color="#ff99ff" draw:textarea-horizontal-align="justify" draw:textarea-vertical-align="middle" draw:auto-grow-height="false" fo:min-height="1.516cm" fo:min-width="5.766cm" fo:padding-top="0.142cm" fo:padding-bottom="0.142cm" fo:padding-left="0.267cm" fo:padding-right="0.267cm"/>
    </style:style>
    <style:style style:name="gr31" style:family="graphic" style:parent-style-name="standard">
      <style:graphic-properties draw:stroke="none" svg:stroke-color="#000000" draw:fill="none" draw:fill-color="#ffffff" draw:textarea-horizontal-align="left" draw:auto-grow-height="true" draw:auto-grow-width="true" fo:min-height="16.812cm" fo:min-width="26.82cm"/>
    </style:style>
    <style:style style:name="gr32" style:family="graphic" style:parent-style-name="standard">
      <style:graphic-properties draw:stroke="none" svg:stroke-color="#000000" draw:fill="none" draw:fill-color="#ffffff" draw:textarea-horizontal-align="left" draw:auto-grow-height="true" draw:auto-grow-width="true" fo:min-height="0.945cm" fo:min-width="4.654cm"/>
    </style:style>
    <style:style style:name="gr33" style:family="graphic" style:parent-style-name="standard">
      <style:graphic-properties draw:textarea-horizontal-align="justify" draw:textarea-vertical-align="top" draw:auto-grow-height="false" fo:min-height="6.35cm" fo:min-width="2.6cm"/>
    </style:style>
    <style:style style:name="gr34" style:family="graphic" style:parent-style-name="standard">
      <style:graphic-properties draw:fill-color="#99ffff" draw:textarea-horizontal-align="justify" draw:textarea-vertical-align="top" draw:auto-grow-height="false" fo:min-height="4.55cm" fo:min-width="4.8cm"/>
    </style:style>
    <style:style style:name="gr35" style:family="graphic" style:parent-style-name="standard">
      <style:graphic-properties draw:stroke="none" svg:stroke-color="#000000" draw:fill="none" draw:fill-color="#ffffff" draw:textarea-horizontal-align="left" draw:auto-grow-height="true" draw:auto-grow-width="true" fo:min-height="1.111cm" fo:min-width="3.977cm"/>
    </style:style>
    <style:style style:name="gr36" style:family="graphic" style:parent-style-name="standard">
      <style:graphic-properties draw:fill-color="#ff3333" draw:textarea-vertical-align="middle" draw:auto-grow-height="false" fo:min-height="0.438cm" fo:min-width="5.688cm"/>
    </style:style>
    <style:style style:name="gr37" style:family="graphic" style:parent-style-name="standard">
      <style:graphic-properties draw:fill-color="#99ff66" draw:textarea-horizontal-align="justify" draw:textarea-vertical-align="middle" draw:auto-grow-height="false" fo:min-height="0.55cm" fo:min-width="2.1cm"/>
    </style:style>
    <style:style style:name="gr38" style:family="graphic" style:parent-style-name="standard">
      <style:graphic-properties draw:fill-color="#99ff66" draw:textarea-horizontal-align="justify" draw:textarea-vertical-align="middle" draw:auto-grow-height="false" fo:min-height="0.55cm" fo:min-width="2cm"/>
    </style:style>
    <style:style style:name="gr39" style:family="graphic" style:parent-style-name="standard">
      <style:graphic-properties draw:fill-color="#99ff66" draw:textarea-horizontal-align="justify" draw:textarea-vertical-align="middle" draw:auto-grow-height="false" fo:min-height="0.55cm" fo:min-width="5.5cm"/>
    </style:style>
    <style:style style:name="gr40" style:family="graphic" style:parent-style-name="standard">
      <style:graphic-properties draw:fill-color="#99ffff" draw:textarea-horizontal-align="justify" draw:textarea-vertical-align="top" draw:auto-grow-height="false" fo:min-height="4.55cm" fo:min-width="5.1cm"/>
    </style:style>
    <style:style style:name="gr41" style:family="graphic" style:parent-style-name="objectwithoutfill">
      <style:graphic-properties draw:marker-start="Arrow" draw:marker-end="" draw:marker-end-width="0.3cm" draw:fill="none" draw:textarea-vertical-align="middle"/>
    </style:style>
    <style:style style:name="gr42" style:family="graphic" style:parent-style-name="standard">
      <style:graphic-properties draw:fill-color="#ccff66" draw:textarea-horizontal-align="justify" draw:textarea-vertical-align="top" draw:auto-grow-height="false" fo:min-height="3.15cm" fo:min-width="4.5cm"/>
    </style:style>
    <style:style style:name="gr43" style:family="graphic" style:parent-style-name="standard">
      <style:graphic-properties draw:fill-color="#9999ff" draw:textarea-horizontal-align="justify" draw:textarea-vertical-align="middle" draw:auto-grow-height="false" fo:min-height="0.95cm" fo:min-width="1.7cm"/>
    </style:style>
    <style:style style:name="gr44" style:family="graphic" style:parent-style-name="standard">
      <style:graphic-properties draw:fill-color="#0066ff" draw:textarea-horizontal-align="justify" draw:textarea-vertical-align="middle" draw:auto-grow-height="false" fo:min-height="0.95cm" fo:min-width="1.7cm"/>
    </style:style>
    <style:style style:name="gr45" style:family="graphic" style:parent-style-name="standard">
      <style:graphic-properties draw:fill-color="#cc66ff" draw:textarea-horizontal-align="justify" draw:textarea-vertical-align="middle" draw:auto-grow-height="false" fo:min-height="0.95cm" fo:min-width="1.7cm"/>
    </style:style>
    <style:style style:name="gr46" style:family="graphic" style:parent-style-name="standard">
      <style:graphic-properties draw:fill-color="#0000ff" draw:textarea-horizontal-align="justify" draw:textarea-vertical-align="middle" draw:auto-grow-height="false" fo:min-height="0.95cm" fo:min-width="1.7cm"/>
    </style:style>
    <style:style style:name="gr47" style:family="graphic" style:parent-style-name="standard">
      <style:graphic-properties draw:fill-color="#9999ff" draw:textarea-horizontal-align="justify" draw:textarea-vertical-align="middle" draw:auto-grow-height="false" fo:min-height="0.95cm" fo:min-width="21.3cm"/>
    </style:style>
    <style:style style:name="gr48" style:family="graphic" style:parent-style-name="standard">
      <style:graphic-properties draw:fill-color="#ff3333" draw:textarea-vertical-align="middle" draw:auto-grow-height="false" fo:min-height="1.126cm" fo:min-width="7.276cm"/>
    </style:style>
    <style:style style:name="gr49" style:family="graphic" style:parent-style-name="standard">
      <style:graphic-properties draw:fill-color="#ff3333" draw:textarea-vertical-align="middle" draw:auto-grow-height="false" fo:min-height="0.438cm" fo:min-width="1.287cm"/>
    </style:style>
    <style:style style:name="gr50" style:family="graphic" style:parent-style-name="objectwithoutfill">
      <style:graphic-properties draw:stroke="dash" draw:stroke-dash="Fine_20_Dotted" svg:stroke-width="0.053cm" svg:stroke-color="#0000ff" draw:marker-start="Arrow" draw:marker-start-width="0.279cm" draw:marker-end="Arrow" draw:marker-end-width="0.379cm" draw:fill="none" draw:textarea-vertical-align="middle" fo:padding-top="0.151cm" fo:padding-bottom="0.151cm" fo:padding-left="0.276cm" fo:padding-right="0.276cm"/>
    </style:style>
    <style:style style:name="gr51" style:family="graphic" style:parent-style-name="standard">
      <style:graphic-properties draw:fill-color="#ff3333" draw:textarea-vertical-align="middle" draw:auto-grow-height="false" fo:min-height="1.28cm" fo:min-width="7.43cm"/>
    </style:style>
    <style:style style:name="gr52" style:family="graphic" style:parent-style-name="standard">
      <style:graphic-properties draw:textarea-horizontal-align="justify" draw:textarea-vertical-align="top" draw:auto-grow-height="false" fo:min-height="4.75cm" fo:min-width="7.9cm"/>
    </style:style>
    <style:style style:name="gr53" style:family="graphic" style:parent-style-name="standard">
      <style:graphic-properties draw:textarea-horizontal-align="justify" draw:textarea-vertical-align="top" draw:auto-grow-height="false" fo:min-height="3.383cm" fo:min-width="7.078cm" fo:wrap-option="no-wrap"/>
    </style:style>
    <style:style style:name="gr54" style:family="graphic" style:parent-style-name="standard">
      <style:graphic-properties draw:fill-color="#cccccc" draw:textarea-horizontal-align="justify" draw:textarea-vertical-align="middle" draw:auto-grow-height="false" fo:min-height="0.55cm" fo:min-width="3.8cm"/>
    </style:style>
    <style:style style:name="gr55" style:family="graphic" style:parent-style-name="standard">
      <style:graphic-properties draw:fill-color="#cccccc" draw:textarea-horizontal-align="justify" draw:textarea-vertical-align="middle" draw:auto-grow-height="false" fo:min-height="0.55cm" fo:min-width="2.9cm"/>
    </style:style>
    <style:style style:name="gr56" style:family="graphic" style:parent-style-name="objectwithoutfill">
      <style:graphic-properties draw:marker-end="Arrow" draw:marker-end-width="0.3cm" draw:fill="none" draw:textarea-vertical-align="middle"/>
    </style:style>
    <style:style style:name="gr57" style:family="graphic" style:parent-style-name="standard">
      <style:graphic-properties draw:fill-color="#ff99ff" draw:textarea-horizontal-align="justify" draw:textarea-vertical-align="middle" draw:auto-grow-height="false" fo:min-height="0.838cm" fo:min-width="0.804cm"/>
    </style:style>
    <style:style style:name="gr58" style:family="graphic" style:parent-style-name="objectwithoutfill">
      <style:graphic-properties draw:marker-start="Arrow" draw:marker-end="" draw:marker-end-width="0.3cm" draw:fill="none" draw:textarea-vertical-align="middle"/>
    </style:style>
    <style:style style:name="gr5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9cm"/>
    </style:style>
    <style:style style:name="pr3" style:family="presentation" style:parent-style-name="Standard-notes">
      <style:graphic-properties draw:fill-color="#ffffff" fo:min-height="13.364cm"/>
    </style:style>
    <style:style style:name="pr4" style:family="presentation" style:parent-style-name="Standard-subtitle">
      <style:graphic-properties draw:fill-color="#ffffff" draw:textarea-vertical-align="top" fo:min-height="8.452cm"/>
    </style:style>
    <style:style style:name="pr5" style:family="presentation" style:parent-style-name="Standard-subtitle">
      <style:graphic-properties draw:fill-color="#ffffff" draw:textarea-vertical-align="top" draw:auto-grow-height="true" fo:min-height="1.586cm"/>
    </style:style>
    <style:style style:name="pr6" style:family="presentation" style:parent-style-name="Standard-outline1">
      <style:graphic-properties fo:min-height="11.929cm"/>
    </style:style>
    <style:style style:name="P1" style:family="paragraph">
      <loext:graphic-properties draw:fill-color="#ffffff"/>
    </style:style>
    <style:style style:name="P2" style:family="paragraph">
      <style:paragraph-properties fo:text-align="start"/>
    </style:style>
    <style:style style:name="P3" style:family="paragraph">
      <style:paragraph-properties fo:margin-top="0.42cm" fo:margin-bottom="0.35cm" fo:text-align="start"/>
    </style:style>
    <style:style style:name="P4" style:family="paragraph">
      <loext:graphic-properties draw:fill-color="#ffffff"/>
      <style:paragraph-properties fo:text-align="start"/>
      <style:text-properties fo:font-size="32pt"/>
    </style:style>
    <style:style style:name="P5" style:family="paragraph">
      <loext:graphic-properties draw:fill="none" draw:fill-color="#ffffff"/>
    </style:style>
    <style:style style:name="P6" style:family="paragraph">
      <loext:graphic-properties draw:fill-color="#ffffff"/>
      <style:text-properties fo:font-size="20pt"/>
    </style:style>
    <style:style style:name="P7" style:family="paragraph">
      <style:paragraph-properties fo:margin-left="0cm" fo:margin-right="0cm" fo:text-align="start" fo:text-indent="0cm"/>
    </style:style>
    <style:style style:name="P8" style:family="paragraph">
      <loext:graphic-properties draw:fill-color="#ffffff"/>
      <style:paragraph-properties fo:margin-left="0cm" fo:margin-right="0cm" fo:text-align="start" fo:text-indent="0cm"/>
    </style:style>
    <style:style style:name="P9" style:family="paragraph">
      <style:paragraph-properties fo:text-align="center"/>
    </style:style>
    <style:style style:name="P10" style:family="paragraph">
      <loext:graphic-properties draw:fill-color="#ff99ff"/>
      <style:paragraph-properties fo:text-align="center"/>
    </style:style>
    <style:style style:name="P11" style:family="paragraph">
      <loext:graphic-properties draw:fill="none"/>
      <style:paragraph-properties fo:text-align="center"/>
    </style:style>
    <style:style style:name="P12" style:family="paragraph">
      <loext:graphic-properties draw:fill-color="#00cc33"/>
      <style:paragraph-properties fo:text-align="center"/>
    </style:style>
    <style:style style:name="P13" style:family="paragraph">
      <loext:graphic-properties draw:fill-color="#ffffff"/>
      <style:paragraph-properties fo:margin-left="0cm" fo:margin-right="0cm" fo:text-align="start" fo:text-indent="0cm"/>
      <style:text-properties fo:font-size="32pt"/>
    </style:style>
    <style:style style:name="P14" style:family="paragraph">
      <loext:graphic-properties draw:fill="none" draw:fill-color="#ffffff"/>
      <style:text-properties fo:font-size="18pt"/>
    </style:style>
    <style:style style:name="P15" style:family="paragraph">
      <loext:graphic-properties draw:fill-color="#ccff99"/>
      <style:paragraph-properties fo:text-align="center"/>
    </style:style>
    <style:style style:name="P16" style:family="paragraph">
      <loext:graphic-properties draw:fill-color="#99ffff"/>
      <style:paragraph-properties fo:text-align="center"/>
    </style:style>
    <style:style style:name="P17" style:family="paragraph">
      <loext:graphic-properties draw:fill-color="#ff99ff"/>
      <style:paragraph-properties fo:text-align="center"/>
      <style:text-properties fo:font-size="16pt" style:font-size-asian="16pt" style:font-size-complex="16pt"/>
    </style:style>
    <style:style style:name="P18" style:family="paragraph">
      <style:paragraph-properties fo:text-align="center"/>
      <style:text-properties fo:font-size="16pt" style:font-size-asian="16pt" style:font-size-complex="16pt"/>
    </style:style>
    <style:style style:name="P19" style:family="paragraph">
      <style:paragraph-properties fo:text-align="center"/>
      <style:text-properties fo:font-size="13pt" style:font-size-asian="13pt" style:font-size-complex="13pt"/>
    </style:style>
    <style:style style:name="P20" style:family="paragraph">
      <loext:graphic-properties draw:fill-color="#ccff99"/>
      <style:paragraph-properties fo:text-align="center"/>
      <style:text-properties fo:font-size="16pt" style:font-size-asian="16pt" style:font-size-complex="16pt"/>
    </style:style>
    <style:style style:name="P21" style:family="paragraph">
      <loext:graphic-properties draw:fill-color="#99ffff"/>
      <style:paragraph-properties fo:text-align="center"/>
      <style:text-properties fo:font-size="16pt" style:font-size-asian="16pt" style:font-size-complex="16pt"/>
    </style:style>
    <style:style style:name="P22" style:family="paragraph">
      <loext:graphic-properties draw:fill-color="#99ffff"/>
      <style:paragraph-properties fo:text-align="center"/>
      <style:text-properties fo:font-size="14pt" style:font-size-asian="14pt" style:font-size-complex="14pt"/>
    </style:style>
    <style:style style:name="P23" style:family="paragraph">
      <loext:graphic-properties draw:fill="none" draw:fill-color="#ff99ff"/>
      <style:paragraph-properties fo:text-align="center"/>
    </style:style>
    <style:style style:name="P24" style:family="paragraph">
      <loext:graphic-properties draw:fill="none" draw:fill-color="#ffffff"/>
      <style:text-properties fo:font-size="24pt" style:font-size-asian="24pt" style:font-size-complex="24pt"/>
    </style:style>
    <style:style style:name="P25" style:family="paragraph">
      <style:paragraph-properties fo:text-align="center"/>
      <style:text-properties fo:font-size="12pt" fo:font-weight="bold" style:font-weight-asian="bold" style:font-weight-complex="bold"/>
    </style:style>
    <style:style style:name="P26" style:family="paragraph">
      <loext:graphic-properties draw:fill-color="#99ffff"/>
      <style:paragraph-properties fo:text-align="start"/>
      <style:text-properties fo:font-size="12pt" style:font-size-asian="12pt" style:font-size-complex="12pt"/>
    </style:style>
    <style:style style:name="P27" style:family="paragraph">
      <loext:graphic-properties draw:fill="none" draw:fill-color="#ffffff"/>
      <style:paragraph-properties fo:text-align="center"/>
      <style:text-properties fo:font-size="12pt"/>
    </style:style>
    <style:style style:name="P28" style:family="paragraph">
      <loext:graphic-properties draw:fill-color="#ff3333"/>
      <style:paragraph-properties fo:text-align="center"/>
      <style:text-properties fo:font-size="12pt" style:font-size-asian="14pt" style:font-size-complex="14pt"/>
    </style:style>
    <style:style style:name="P29" style:family="paragraph">
      <loext:graphic-properties draw:fill-color="#99ff66"/>
      <style:paragraph-properties fo:text-align="center"/>
      <style:text-properties fo:font-size="14pt"/>
    </style:style>
    <style:style style:name="P30" style:family="paragraph">
      <loext:graphic-properties draw:fill-color="#ccff66"/>
      <style:paragraph-properties fo:text-align="center"/>
      <style:text-properties fo:font-size="12pt" fo:font-weight="bold" style:font-weight-asian="bold" style:font-weight-complex="bold"/>
    </style:style>
    <style:style style:name="P31" style:family="paragraph">
      <loext:graphic-properties draw:fill-color="#9999ff"/>
      <style:paragraph-properties fo:text-align="center"/>
      <style:text-properties fo:font-size="12pt" fo:font-weight="bold" style:font-size-asian="16pt" style:font-weight-asian="bold" style:font-size-complex="16pt" style:font-weight-complex="bold"/>
    </style:style>
    <style:style style:name="P32" style:family="paragraph">
      <loext:graphic-properties draw:fill-color="#0066ff"/>
      <style:paragraph-properties fo:text-align="center"/>
      <style:text-properties fo:font-size="12pt" style:font-size-asian="16pt" style:font-size-complex="16pt"/>
    </style:style>
    <style:style style:name="P33" style:family="paragraph">
      <loext:graphic-properties draw:fill-color="#cc66ff"/>
      <style:paragraph-properties fo:text-align="center"/>
      <style:text-properties fo:font-size="12pt" style:font-size-asian="16pt" style:font-size-complex="16pt"/>
    </style:style>
    <style:style style:name="P34" style:family="paragraph">
      <loext:graphic-properties draw:fill-color="#0000ff"/>
      <style:paragraph-properties fo:text-align="center"/>
      <style:text-properties fo:font-size="12pt" style:font-size-asian="16pt" style:font-size-complex="16pt"/>
    </style:style>
    <style:style style:name="P35" style:family="paragraph">
      <loext:graphic-properties draw:fill-color="#9999ff"/>
      <style:paragraph-properties fo:text-align="center"/>
      <style:text-properties fo:font-size="12pt" style:font-size-asian="16pt" style:font-size-complex="16pt"/>
    </style:style>
    <style:style style:name="P36" style:family="paragraph">
      <loext:graphic-properties draw:fill="none"/>
      <style:paragraph-properties fo:text-align="center"/>
      <style:text-properties fo:color="#0000ff" fo:font-size="14pt" fo:font-weight="bold" style:font-size-asian="14pt" style:font-weight-asian="bold" style:font-size-complex="14pt" style:font-weight-complex="bold"/>
    </style:style>
    <style:style style:name="P37" style:family="paragraph">
      <style:paragraph-properties fo:text-align="center"/>
      <style:text-properties fo:font-size="12pt" style:font-size-asian="12pt" style:font-size-complex="12pt"/>
    </style:style>
    <style:style style:name="P38" style:family="paragraph">
      <loext:graphic-properties draw:fill-color="#cccccc"/>
      <style:paragraph-properties fo:text-align="center"/>
      <style:text-properties fo:font-size="12pt" style:font-size-asian="12pt" style:font-size-complex="12pt"/>
    </style:style>
    <style:style style:name="P39" style:family="paragraph">
      <loext:graphic-properties draw:fill="none"/>
      <style:paragraph-properties fo:text-align="center"/>
      <style:text-properties fo:font-size="13pt" style:font-size-asian="13pt" style:font-size-complex="13pt"/>
    </style:style>
    <style:style style:name="P40" style:family="paragraph">
      <style:paragraph-properties fo:text-align="center"/>
      <style:text-properties fo:color="#000000"/>
    </style:style>
    <style:style style:name="P41" style:family="paragraph">
      <loext:graphic-properties draw:fill-color="#ff99ff"/>
      <style:paragraph-properties fo:text-align="center"/>
      <style:text-properties fo:color="#000000" fo:font-size="14pt" style:font-size-asian="14pt" style:font-size-complex="14pt"/>
    </style:style>
    <style:style style:name="T1" style:family="text">
      <style:text-properties fo:font-size="20pt" style:font-size-asian="20pt" style:font-size-complex="20pt"/>
    </style:style>
    <style:style style:name="T2" style:family="text">
      <style:text-properties fo:font-size="15pt" style:font-size-asian="15pt" style:font-size-complex="15pt"/>
    </style:style>
    <style:style style:name="T3" style:family="text">
      <style:text-properties fo:font-size="32pt"/>
    </style:style>
    <style:style style:name="T4" style:family="text">
      <style:text-properties fo:font-size="18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fo:font-size="14pt" style:font-size-asian="14pt" style:font-size-complex="14pt"/>
    </style:style>
    <style:style style:name="T8" style:family="text">
      <style:text-properties fo:font-size="24pt" style:font-size-asian="24pt" style:font-size-complex="24pt"/>
    </style:style>
    <style:style style:name="T9" style:family="text">
      <style:text-properties fo:font-size="12pt" fo:font-weight="bold" style:font-weight-asian="bold" style:font-weight-complex="bold"/>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style:style>
    <style:style style:name="T13" style:family="text">
      <style:text-properties fo:font-size="12pt" style:font-size-asian="14pt" style:font-size-complex="14pt"/>
    </style:style>
    <style:style style:name="T14" style:family="text">
      <style:text-properties fo:font-size="14pt"/>
    </style:style>
    <style:style style:name="T15" style:family="text">
      <style:text-properties fo:font-size="12pt" fo:font-weight="bold" style:font-size-asian="16pt" style:font-weight-asian="bold" style:font-size-complex="16pt" style:font-weight-complex="bold"/>
    </style:style>
    <style:style style:name="T16" style:family="text">
      <style:text-properties fo:font-size="12pt" style:font-size-asian="16pt" style:font-size-complex="16pt"/>
    </style:style>
    <style:style style:name="T17" style:family="text">
      <style:text-properties fo:font-size="12pt" fo:font-weight="bold" style:font-size-asian="14pt" style:font-weight-asian="bold" style:font-size-complex="14pt" style:font-weight-complex="bold"/>
    </style:style>
    <style:style style:name="T18" style:family="text">
      <style:text-properties fo:color="#0000ff" fo:font-size="14pt" fo:font-weight="bold" style:font-size-asian="14pt" style:font-weight-asian="bold" style:font-size-complex="1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text-style-name="P1" draw:layer="layout" svg:width="25.199cm" svg:height="12.179cm" svg:x="1.4cm" svg:y="4.914cm" presentation:class="subtitle">
          <draw:text-box>
            <text:p>Sommaire</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office:forms form:automatic-focus="false" form:apply-design-mode="false"/>
        <draw:frame presentation:style-name="pr4" draw:text-style-name="P4" draw:layer="layout" svg:width="13.4cm" svg:height="8.452cm" svg:x="1.2cm" svg:y="5.714cm" presentation:class="subtitle" presentation:user-transformed="true">
          <draw:text-box>
            <text:p text:style-name="P2"><text:span text:style-name="T1">Cgro</text:span><text:span text:style-name="T1">ups </text:span><text:span text:style-name="T1">sous</text:span><text:span text:style-name="T1">-</text:span><text:span text:style-name="T1">syst</text:span><text:span text:style-name="T1">ème</text:span><text:span text:style-name="T1">s </text:span><text:span text:style-name="T1">(/sys</text:span><text:span text:style-name="T1">/fs/c</text:span><text:span text:style-name="T1">grou</text:span><text:span text:style-name="T1">p/):</text:span></text:p>
            <text:p text:style-name="P3"><text:span text:style-name="T2">memor</text:span><text:span text:style-name="T2">y </text:span></text:p>
            <text:p text:style-name="P3"><text:span text:style-name="T2">CPU </text:span></text:p>
            <text:p text:style-name="P3"><text:span text:style-name="T2">block </text:span><text:span text:style-name="T2">I/O </text:span></text:p>
            <text:p text:style-name="P3"><text:span text:style-name="T2">Networ</text:span><text:span text:style-name="T2">k</text:span></text:p>
            <text:p text:style-name="P3"><text:span text:style-name="T2">cpuset </text:span></text:p>
            <text:p text:style-name="P3"><text:span text:style-name="T2">…</text:span><text:span text:style-name="T2">.</text:span></text:p>
            <text:p text:style-name="P2"><text:span text:style-name="T3"/></text:p>
          </draw:text-box>
        </draw:frame>
        <draw:frame presentation:style-name="pr4" draw:text-style-name="P4" draw:layer="layout" svg:width="9.2cm" svg:height="8.452cm" svg:x="17.1cm" svg:y="5.72cm">
          <draw:text-box>
            <text:p text:style-name="P2"><text:span text:style-name="T1">Nam</text:span><text:span text:style-name="T1">espa</text:span><text:span text:style-name="T1">ces (</text:span><text:span text:style-name="T1">/proc</text:span><text:span text:style-name="T1">/</text:span><text:span text:style-name="T1">[pid]/</text:span><text:span text:style-name="T1">ns):</text:span></text:p>
            <text:p text:style-name="P3"><text:span text:style-name="T2">pid</text:span></text:p>
            <text:p text:style-name="P3"><text:span text:style-name="T2">net</text:span></text:p>
            <text:p text:style-name="P3"><text:span text:style-name="T2">mnt</text:span></text:p>
            <text:p text:style-name="P3"><text:span text:style-name="T2">uts</text:span></text:p>
            <text:p text:style-name="P3"><text:span text:style-name="T2">ipc</text:span></text:p>
            <text:p text:style-name="P3"><text:span text:style-name="T2">user</text:span></text:p>
            <text:p text:style-name="P2"><text:span text:style-name="T3"/></text:p>
          </draw:text-box>
        </draw:frame>
        <draw:frame draw:style-name="gr2" draw:text-style-name="P5" draw:layer="layout" svg:width="26.808cm" svg:height="3.095cm" svg:x="0.492cm" svg:y="0.938cm">
          <draw:text-box>
            <text:p>La gestion des containeurs est une fonctionnalité associée au noyau Linux,</text:p>
            <text:p>depuis la version 2.6.24 (2008).</text:p>
            <text:p/>
            <text:p>Les containers sont construits à partir de groupes de contrôles et d’espaces de noms :</text:p>
          </draw:text-box>
        </draw:frame>
        <draw:frame draw:style-name="gr3" draw:text-style-name="P5" draw:layer="layout" svg:width="27.875cm" svg:height="5.939cm" svg:x="0.192cm" svg:y="14.039cm">
          <draw:text-box>
            <text:p>Les groupes de contrôle permettent de limiter et de contrôler les ressources attribuées à </text:p>
            <text:p>un processus.</text:p>
            <text:p/>
            <text:p>Les espaces de nom permettent d’isoler un processus au sein d’un système pouvant bénéficier</text:p>
            <text:p>d’un arbre de processus, d’interfaces réseau, de points de montage ou encore d’utilisateurs qui</text:p>
            <text:p>sont complètement isolés du système hôte.</text:p>
            <text:p/>
            <text:p>Le système hôte aura une vue sur les espaces de nom qu’il contient, mais l’inverse n’est pas vrai.</text:p>
          </draw:text-box>
        </draw:frame>
        <presentation:notes draw:style-name="dp2">
          <draw:page-thumbnail draw:style-name="gr1" draw:layer="layout" svg:width="14.848cm" svg:height="11.136cm" svg:x="3.075cm" svg:y="2.257cm" draw:page-number="2" presentation:class="page"/>
          <draw:frame presentation:style-name="pr3" draw:text-style-name="P6"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office:forms form:automatic-focus="false" form:apply-design-mode="false"/>
        <draw:frame presentation:style-name="pr5" draw:text-style-name="P8" draw:layer="layout" svg:width="25.199cm" svg:height="1.586cm" svg:x="1.4cm" svg:y="1.014cm" presentation:class="subtitle" presentation:user-transformed="true">
          <draw:text-box>
            <text:p text:style-name="P7">Les cgroups sont organisés en hiérarchie :</text:p>
          </draw:text-box>
        </draw:frame>
        <draw:custom-shape draw:style-name="gr4" draw:text-style-name="P10" draw:layer="layout" svg:width="3cm" svg:height="1cm" svg:x="3.6cm" svg:y="3.8cm">
          <text:p text:style-name="P9">CPU</text:p>
          <draw:enhanced-geometry svg:viewBox="0 0 21600 21600" draw:type="rectangle" draw:enhanced-path="M 0 0 L 21600 0 21600 21600 0 21600 0 0 Z N"/>
        </draw:custom-shape>
        <draw:custom-shape draw:style-name="gr5" draw:text-style-name="P10" draw:layer="layout" svg:width="3.2cm" svg:height="1cm" svg:x="8cm" svg:y="3.8cm">
          <text:p text:style-name="P9">memory</text:p>
          <draw:enhanced-geometry svg:viewBox="0 0 21600 21600" draw:type="rectangle" draw:enhanced-path="M 0 0 L 21600 0 21600 21600 0 21600 0 0 Z N"/>
        </draw:custom-shape>
        <draw:custom-shape draw:style-name="gr4" draw:text-style-name="P10" draw:layer="layout" svg:width="3cm" svg:height="1cm" svg:x="16.6cm" svg:y="3.8cm">
          <text:p text:style-name="P9">net_ctl</text:p>
          <draw:enhanced-geometry svg:viewBox="0 0 21600 21600" draw:type="rectangle" draw:enhanced-path="M 0 0 L 21600 0 21600 21600 0 21600 0 0 Z N"/>
        </draw:custom-shape>
        <draw:custom-shape draw:style-name="gr6" draw:text-style-name="P9" draw:layer="layout" svg:width="4.8cm" svg:height="1.8cm" svg:x="4.9cm" svg:y="6.2cm">
          <text:p text:style-name="P9">cpu_and_mem</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9" draw:layer="layout" svg:width="4.8cm" svg:height="1.8cm" svg:x="15.7cm" svg:y="6.3cm">
          <text:p text:style-name="P9">ne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9" draw:layer="layout" svg:width="6.4cm" svg:height="1.8cm" svg:x="1.4cm" svg:y="9.4cm">
          <text:p text:style-name="P9">half_cpu_1gb_ma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9" draw:layer="layout" svg:width="5cm" svg:height="1.8cm" svg:x="20.7cm" svg:y="9.5cm">
          <text:p text:style-name="P9">trans_rate_30</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2.8cm" svg:height="1.8cm" svg:x="14.6cm" svg:y="9.6cm">
          <text:p text:style-name="P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2.8cm" svg:height="1.8cm" svg:x="14.601cm" svg:y="9.601cm">
          <text:p text:style-name="P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2.8cm" svg:height="1.8cm" svg:x="9.4cm" svg:y="9.4cm">
          <text:p text:style-name="P9">...</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2.8cm" svg:height="1.8cm" svg:x="1.2cm" svg:y="12.4cm">
          <text:p text:style-name="P9">...</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11" draw:layer="layout" svg:x1="17.4cm" svg:y1="8.1cm" svg:x2="16.6cm" svg:y2="9.6cm">
          <text:p/>
        </draw:line>
        <draw:line draw:style-name="gr10" draw:text-style-name="P11" draw:layer="layout" svg:x1="3.084cm" svg:y1="11.2cm" svg:x2="2.6cm" svg:y2="12.4cm">
          <text:p/>
        </draw:line>
        <draw:line draw:style-name="gr10" draw:text-style-name="P11" draw:layer="layout" svg:x1="5.8cm" svg:y1="7.8cm" svg:x2="4.4cm" svg:y2="9.4cm">
          <text:p/>
        </draw:line>
        <draw:line draw:style-name="gr10" draw:text-style-name="P11" draw:layer="layout" svg:x1="9cm" svg:y1="7.8cm" svg:x2="10.2cm" svg:y2="9.4cm">
          <text:p/>
        </draw:line>
        <draw:line draw:style-name="gr10" draw:text-style-name="P11" draw:layer="layout" svg:x1="18.2cm" svg:y1="4.8cm" svg:x2="18.2cm" svg:y2="6.3cm">
          <text:p/>
        </draw:line>
        <draw:line draw:style-name="gr10" draw:text-style-name="P11" draw:layer="layout" svg:x1="20cm" svg:y1="7.8cm" svg:x2="21.8cm" svg:y2="9.6cm">
          <text:p/>
        </draw:line>
        <draw:line draw:style-name="gr10" draw:text-style-name="P11" draw:layer="layout" svg:x1="5.224cm" svg:y1="4.8cm" svg:x2="6.2cm" svg:y2="6.2cm">
          <text:p/>
        </draw:line>
        <draw:line draw:style-name="gr10" draw:text-style-name="P11" draw:layer="layout" svg:x1="9.6cm" svg:y1="4.8cm" svg:x2="8.6cm" svg:y2="6.2cm">
          <text:p/>
        </draw:line>
        <draw:custom-shape draw:style-name="gr11" draw:text-style-name="P12" draw:layer="layout" svg:width="4cm" svg:height="1.8cm" svg:x="11.4cm" svg:y="12.7cm">
          <text:p text:style-name="P9">httpd</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10" draw:text-style-name="P11" draw:layer="layout" svg:x1="11.8cm" svg:y1="13.2cm" svg:x2="7.4cm" svg:y2="11cm">
          <text:p/>
        </draw:line>
        <draw:line draw:style-name="gr10" draw:text-style-name="P11" draw:layer="layout" svg:x1="15cm" svg:y1="13.2cm" svg:x2="20.7cm" svg:y2="10.8cm">
          <text:p/>
        </draw:line>
        <draw:frame draw:style-name="gr12" draw:text-style-name="P5" draw:layer="layout" svg:width="23.218cm" svg:height="3.806cm" svg:x="1.8cm" svg:y="15.4cm">
          <draw:text-box>
            <text:p>Un sous système de ressource ne peut appartenir qu’a une seule hiérarchie.</text:p>
            <text:p/>
            <text:p>Une hiérarchie peut contenir plusieurs sous systèmes.</text:p>
            <text:p/>
            <text:p>Un processus ne peut pas appartenir à 2 cgroups au sein de la même hiérarchie.</text:p>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office:forms form:automatic-focus="false" form:apply-design-mode="false"/>
        <draw:frame presentation:style-name="pr5" draw:text-style-name="P13" draw:layer="layout" svg:width="25.199cm" svg:height="1.586cm" svg:x="1.4cm" svg:y="1.014cm" presentation:class="subtitle" presentation:user-transformed="true">
          <draw:text-box>
            <text:p text:style-name="P7"><text:span text:style-name="T3">Le</text:span><text:span text:style-name="T3">s </text:span><text:span text:style-name="T3">es</text:span><text:span text:style-name="T3">pa</text:span><text:span text:style-name="T3">ce</text:span><text:span text:style-name="T3">s </text:span><text:span text:style-name="T3">de </text:span><text:span text:style-name="T3">no</text:span><text:span text:style-name="T3">m </text:span><text:span text:style-name="T3">iso</text:span><text:span text:style-name="T3">len</text:span><text:span text:style-name="T3">t </text:span><text:span text:style-name="T3">les </text:span><text:span text:style-name="T3">co</text:span><text:span text:style-name="T3">nta</text:span><text:span text:style-name="T3">ine</text:span><text:span text:style-name="T3">rs</text:span></text:p>
          </draw:text-box>
        </draw:frame>
        <draw:frame draw:style-name="gr13" draw:text-style-name="P14" draw:layer="layout" svg:width="23.591cm" svg:height="4.517cm" svg:x="1.8cm" svg:y="15.4cm">
          <draw:text-box>
            <text:p><text:span text:style-name="T4">Plusie</text:span><text:span text:style-name="T4">urs </text:span><text:span text:style-name="T4">applic</text:span><text:span text:style-name="T4">ations </text:span><text:span text:style-name="T4">conte</text:span><text:span text:style-name="T4">nues </text:span><text:span text:style-name="T4">dans </text:span><text:span text:style-name="T4">des </text:span><text:span text:style-name="T4">distrib</text:span><text:span text:style-name="T4">utions </text:span><text:span text:style-name="T4">Linux </text:span><text:span text:style-name="T4">différ</text:span><text:span text:style-name="T4">entes</text:span><text:span text:style-name="T4">, qui </text:span><text:span text:style-name="T4">sont </text:span></text:p>
            <text:p><text:span text:style-name="T4">compl</text:span><text:span text:style-name="T4">ètem</text:span><text:span text:style-name="T4">ent </text:span><text:span text:style-name="T4">isolée</text:span><text:span text:style-name="T4">s les </text:span><text:span text:style-name="T4">unes </text:span><text:span text:style-name="T4">des </text:span><text:span text:style-name="T4">autre</text:span><text:span text:style-name="T4">s, </text:span><text:span text:style-name="T4">mais </text:span><text:span text:style-name="T4">qui </text:span><text:span text:style-name="T4">parta</text:span><text:span text:style-name="T4">gent </text:span><text:span text:style-name="T4">le </text:span><text:span text:style-name="T4">mêm</text:span><text:span text:style-name="T4">e </text:span><text:span text:style-name="T4">noyau </text:span></text:p>
            <text:p><text:span text:style-name="T4">Linux.</text:span></text:p>
            <text:p><text:span text:style-name="T4"/></text:p>
            <text:p><text:span text:style-name="T4">La </text:span><text:span text:style-name="T4">mise </text:span><text:span text:style-name="T4">en </text:span><text:span text:style-name="T4">place </text:span><text:span text:style-name="T4">d’une </text:span><text:span text:style-name="T4">passe</text:span><text:span text:style-name="T4">relle </text:span><text:span text:style-name="T4">résea</text:span><text:span text:style-name="T4">u au </text:span><text:span text:style-name="T4">sein </text:span><text:span text:style-name="T4">du </text:span><text:span text:style-name="T4">systè</text:span><text:span text:style-name="T4">me </text:span><text:span text:style-name="T4">hôte </text:span><text:span text:style-name="T4">peut </text:span></text:p>
            <text:p><text:span text:style-name="T4">perm</text:span><text:span text:style-name="T4">ettre </text:span><text:span text:style-name="T4">leur </text:span><text:span text:style-name="T4">com</text:span><text:span text:style-name="T4">munic</text:span><text:span text:style-name="T4">ation.</text:span></text:p>
          </draw:text-box>
        </draw:frame>
        <draw:custom-shape draw:style-name="gr14" draw:text-style-name="P9" draw:layer="layout" svg:width="25.3cm" svg:height="1.8cm" svg:x="1.4cm" svg:y="13.2cm">
          <text:p text:style-name="P9">KERNEL HÔTE</text:p>
          <draw:enhanced-geometry svg:viewBox="0 0 21600 21600" draw:type="rectangle" draw:enhanced-path="M 0 0 L 21600 0 21600 21600 0 21600 0 0 Z N"/>
        </draw:custom-shape>
        <draw:custom-shape draw:style-name="gr15" draw:text-style-name="P10" draw:layer="layout" svg:width="8.3cm" svg:height="6.6cm" svg:x="1.4cm" svg:y="3.1cm">
          <text:p text:style-name="P9">Debian</text:p>
          <draw:enhanced-geometry svg:viewBox="0 0 21600 21600" draw:type="rectangle" draw:enhanced-path="M 0 0 L 21600 0 21600 21600 0 21600 0 0 Z N"/>
        </draw:custom-shape>
        <draw:custom-shape draw:style-name="gr16" draw:text-style-name="P15" draw:layer="layout" svg:width="8.2cm" svg:height="6.6cm" svg:x="10.1cm" svg:y="3.1cm">
          <text:p text:style-name="P9">Alpine</text:p>
          <draw:enhanced-geometry svg:viewBox="0 0 21600 21600" draw:type="rectangle" draw:enhanced-path="M 0 0 L 21600 0 21600 21600 0 21600 0 0 Z N"/>
        </draw:custom-shape>
        <draw:custom-shape draw:style-name="gr17" draw:text-style-name="P16" draw:layer="layout" svg:width="8.1cm" svg:height="6.6cm" svg:x="18.6cm" svg:y="3.1cm">
          <text:p text:style-name="P9">Debian</text:p>
          <draw:enhanced-geometry svg:viewBox="0 0 21600 21600" draw:type="rectangle" draw:enhanced-path="M 0 0 L 21600 0 21600 21600 0 21600 0 0 Z N"/>
        </draw:custom-shape>
        <draw:custom-shape draw:style-name="gr18" draw:text-style-name="P17" draw:layer="layout" svg:width="2.2cm" svg:height="0.8cm" svg:x="1.4cm" svg:y="10cm">
          <text:p text:style-name="P9"><text:span text:style-name="T5">PID 1</text:span></text:p>
          <draw:enhanced-geometry svg:viewBox="0 0 21600 21600" draw:type="rectangle" draw:enhanced-path="M 0 0 L 21600 0 21600 21600 0 21600 0 0 Z N"/>
        </draw:custom-shape>
        <draw:custom-shape draw:style-name="gr19" draw:text-style-name="P17" draw:layer="layout" svg:width="1.5cm" svg:height="0.8cm" svg:x="3.9cm" svg:y="10cm">
          <text:p text:style-name="P9"><text:span text:style-name="T5">/</text:span></text:p>
          <draw:enhanced-geometry svg:viewBox="0 0 21600 21600" draw:type="rectangle" draw:enhanced-path="M 0 0 L 21600 0 21600 21600 0 21600 0 0 Z N"/>
        </draw:custom-shape>
        <draw:custom-shape draw:style-name="gr19" draw:text-style-name="P17" draw:layer="layout" svg:width="1.5cm" svg:height="0.8cm" svg:x="5.7cm" svg:y="10cm">
          <text:p text:style-name="P9"><text:span text:style-name="T5">uid 0</text:span></text:p>
          <draw:enhanced-geometry svg:viewBox="0 0 21600 21600" draw:type="rectangle" draw:enhanced-path="M 0 0 L 21600 0 21600 21600 0 21600 0 0 Z N"/>
        </draw:custom-shape>
        <draw:custom-shape draw:style-name="gr20" draw:text-style-name="P18" draw:layer="layout" svg:width="2.2cm" svg:height="2cm" svg:x="1.4cm" svg:y="11cm">
          <text:p text:style-name="P9"><text:span text:style-name="T5">PID X</text:span></text:p>
          <draw:enhanced-geometry svg:viewBox="0 0 21600 21600" draw:type="rectangle" draw:enhanced-path="M 0 0 L 21600 0 21600 21600 0 21600 0 0 Z N"/>
        </draw:custom-shape>
        <draw:custom-shape draw:style-name="gr21" draw:text-style-name="P18" draw:layer="layout" svg:width="1.5cm" svg:height="2cm" svg:x="3.9cm" svg:y="11cm">
          <text:p text:style-name="P9"><text:span text:style-name="T5">.../ct1</text:span></text:p>
          <draw:enhanced-geometry svg:viewBox="0 0 21600 21600" draw:type="rectangle" draw:enhanced-path="M 0 0 L 21600 0 21600 21600 0 21600 0 0 Z N"/>
        </draw:custom-shape>
        <draw:custom-shape draw:style-name="gr21" draw:text-style-name="P19" draw:layer="layout" svg:width="1.5cm" svg:height="2cm" svg:x="5.7cm" svg:y="11cm">
          <text:p text:style-name="P9"><text:span text:style-name="T6">subuid</text:span></text:p>
          <text:p text:style-name="P9"><text:span text:style-name="T6">X</text:span></text:p>
          <draw:enhanced-geometry svg:viewBox="0 0 21600 21600" draw:type="rectangle" draw:enhanced-path="M 0 0 L 21600 0 21600 21600 0 21600 0 0 Z N"/>
        </draw:custom-shape>
        <draw:custom-shape draw:style-name="gr22" draw:text-style-name="P20" draw:layer="layout" svg:width="2.2cm" svg:height="0.8cm" svg:x="10.1cm" svg:y="10cm">
          <text:p text:style-name="P9"><text:span text:style-name="T5">PID 1</text:span></text:p>
          <draw:enhanced-geometry svg:viewBox="0 0 21600 21600" draw:type="rectangle" draw:enhanced-path="M 0 0 L 21600 0 21600 21600 0 21600 0 0 Z N"/>
        </draw:custom-shape>
        <draw:custom-shape draw:style-name="gr23" draw:text-style-name="P20" draw:layer="layout" svg:width="1.5cm" svg:height="0.8cm" svg:x="12.6cm" svg:y="10cm">
          <text:p text:style-name="P9"><text:span text:style-name="T5">/</text:span></text:p>
          <draw:enhanced-geometry svg:viewBox="0 0 21600 21600" draw:type="rectangle" draw:enhanced-path="M 0 0 L 21600 0 21600 21600 0 21600 0 0 Z N"/>
        </draw:custom-shape>
        <draw:custom-shape draw:style-name="gr23" draw:text-style-name="P20" draw:layer="layout" svg:width="1.5cm" svg:height="0.8cm" svg:x="14.3cm" svg:y="10cm">
          <text:p text:style-name="P9"><text:span text:style-name="T5">uid 0</text:span></text:p>
          <draw:enhanced-geometry svg:viewBox="0 0 21600 21600" draw:type="rectangle" draw:enhanced-path="M 0 0 L 21600 0 21600 21600 0 21600 0 0 Z N"/>
        </draw:custom-shape>
        <draw:custom-shape draw:style-name="gr20" draw:text-style-name="P18" draw:layer="layout" svg:width="2.2cm" svg:height="2cm" svg:x="10.1cm" svg:y="11cm">
          <text:p text:style-name="P9"><text:span text:style-name="T5">PID Y</text:span></text:p>
          <draw:enhanced-geometry svg:viewBox="0 0 21600 21600" draw:type="rectangle" draw:enhanced-path="M 0 0 L 21600 0 21600 21600 0 21600 0 0 Z N"/>
        </draw:custom-shape>
        <draw:custom-shape draw:style-name="gr24" draw:text-style-name="P21" draw:layer="layout" svg:width="2.2cm" svg:height="0.8cm" svg:x="18.6cm" svg:y="10cm">
          <text:p text:style-name="P9"><text:span text:style-name="T5">PID 1</text:span></text:p>
          <draw:enhanced-geometry svg:viewBox="0 0 21600 21600" draw:type="rectangle" draw:enhanced-path="M 0 0 L 21600 0 21600 21600 0 21600 0 0 Z N"/>
        </draw:custom-shape>
        <draw:custom-shape draw:style-name="gr25" draw:text-style-name="P22" draw:layer="layout" svg:width="1.5cm" svg:height="0.8cm" svg:x="21cm" svg:y="10cm">
          <text:p text:style-name="P9"><text:span text:style-name="T7">/</text:span></text:p>
          <draw:enhanced-geometry svg:viewBox="0 0 21600 21600" draw:type="rectangle" draw:enhanced-path="M 0 0 L 21600 0 21600 21600 0 21600 0 0 Z N"/>
        </draw:custom-shape>
        <draw:custom-shape draw:style-name="gr25" draw:text-style-name="P21" draw:layer="layout" svg:width="1.5cm" svg:height="0.8cm" svg:x="22.7cm" svg:y="10cm">
          <text:p text:style-name="P9"><text:span text:style-name="T5">uid 0</text:span></text:p>
          <draw:enhanced-geometry svg:viewBox="0 0 21600 21600" draw:type="rectangle" draw:enhanced-path="M 0 0 L 21600 0 21600 21600 0 21600 0 0 Z N"/>
        </draw:custom-shape>
        <draw:custom-shape draw:style-name="gr20" draw:text-style-name="P18" draw:layer="layout" svg:width="2.2cm" svg:height="2cm" svg:x="18.6cm" svg:y="11cm">
          <text:p text:style-name="P9"><text:span text:style-name="T5">PID Z</text:span></text:p>
          <draw:enhanced-geometry svg:viewBox="0 0 21600 21600" draw:type="rectangle" draw:enhanced-path="M 0 0 L 21600 0 21600 21600 0 21600 0 0 Z N"/>
        </draw:custom-shape>
        <draw:custom-shape draw:style-name="gr21" draw:text-style-name="P18" draw:layer="layout" svg:width="1.5cm" svg:height="2cm" svg:x="12.6cm" svg:y="11cm">
          <text:p text:style-name="P9"><text:span text:style-name="T5">.../ct2</text:span></text:p>
          <draw:enhanced-geometry svg:viewBox="0 0 21600 21600" draw:type="rectangle" draw:enhanced-path="M 0 0 L 21600 0 21600 21600 0 21600 0 0 Z N"/>
        </draw:custom-shape>
        <draw:custom-shape draw:style-name="gr21" draw:text-style-name="P18" draw:layer="layout" svg:width="1.5cm" svg:height="2cm" svg:x="21cm" svg:y="11cm">
          <text:p text:style-name="P9"><text:span text:style-name="T5">../ct3</text:span></text:p>
          <draw:enhanced-geometry svg:viewBox="0 0 21600 21600" draw:type="rectangle" draw:enhanced-path="M 0 0 L 21600 0 21600 21600 0 21600 0 0 Z N"/>
        </draw:custom-shape>
        <draw:custom-shape draw:style-name="gr21" draw:text-style-name="P18" draw:layer="layout" svg:width="1.5cm" svg:height="2cm" svg:x="14.3cm" svg:y="11cm">
          <text:p text:style-name="P9"><text:span text:style-name="T6">subuid</text:span></text:p>
          <text:p text:style-name="P9"><text:span text:style-name="T6">X</text:span></text:p>
          <draw:enhanced-geometry svg:viewBox="0 0 21600 21600" draw:type="rectangle" draw:enhanced-path="M 0 0 L 21600 0 21600 21600 0 21600 0 0 Z N"/>
        </draw:custom-shape>
        <draw:custom-shape draw:style-name="gr21" draw:text-style-name="P18" draw:layer="layout" svg:width="1.5cm" svg:height="2cm" svg:x="22.7cm" svg:y="11cm">
          <text:p text:style-name="P9"><text:span text:style-name="T6">subuid</text:span></text:p>
          <text:p text:style-name="P9"><text:span text:style-name="T6">X</text:span></text:p>
          <draw:enhanced-geometry svg:viewBox="0 0 21600 21600" draw:type="rectangle" draw:enhanced-path="M 0 0 L 21600 0 21600 21600 0 21600 0 0 Z N"/>
        </draw:custom-shape>
        <draw:custom-shape draw:style-name="gr26" draw:text-style-name="P18" draw:layer="layout" svg:width="2.3cm" svg:height="2cm" svg:x="24.4cm" svg:y="11cm">
          <text:p text:style-name="P9"><text:span text:style-name="T5">veth3</text:span></text:p>
          <text:p text:style-name="P9"><text:span text:style-name="T5">via</text:span></text:p>
          <text:p text:style-name="P9"><text:span text:style-name="T5">bridge 1</text:span></text:p>
          <draw:enhanced-geometry svg:viewBox="0 0 21600 21600" draw:type="rectangle" draw:enhanced-path="M 0 0 L 21600 0 21600 21600 0 21600 0 0 Z N"/>
        </draw:custom-shape>
        <draw:custom-shape draw:style-name="gr18" draw:text-style-name="P17" draw:layer="layout" svg:width="2.2cm" svg:height="0.8cm" svg:x="7.5cm" svg:y="10cm">
          <text:p text:style-name="P9"><text:span text:style-name="T5">eth0x1</text:span></text:p>
          <draw:enhanced-geometry svg:viewBox="0 0 21600 21600" draw:type="rectangle" draw:enhanced-path="M 0 0 L 21600 0 21600 21600 0 21600 0 0 Z N"/>
        </draw:custom-shape>
        <draw:custom-shape draw:style-name="gr27" draw:text-style-name="P20" draw:layer="layout" svg:width="2.3cm" svg:height="0.8cm" svg:x="16cm" svg:y="10cm">
          <text:p text:style-name="P9"><text:span text:style-name="T5">eth0x2</text:span></text:p>
          <draw:enhanced-geometry svg:viewBox="0 0 21600 21600" draw:type="rectangle" draw:enhanced-path="M 0 0 L 21600 0 21600 21600 0 21600 0 0 Z N"/>
        </draw:custom-shape>
        <draw:custom-shape draw:style-name="gr28" draw:text-style-name="P21" draw:layer="layout" svg:width="2.3cm" svg:height="0.8cm" svg:x="24.4cm" svg:y="10cm">
          <text:p text:style-name="P9"><text:span text:style-name="T5">eth0x3</text:span></text:p>
          <draw:enhanced-geometry svg:viewBox="0 0 21600 21600" draw:type="rectangle" draw:enhanced-path="M 0 0 L 21600 0 21600 21600 0 21600 0 0 Z N"/>
        </draw:custom-shape>
        <draw:custom-shape draw:style-name="gr29" draw:text-style-name="P23" draw:layer="layout" svg:width="6.3cm" svg:height="1.8cm" svg:x="2.1cm" svg:y="6cm">
          <text:p text:style-name="P9">httpd</text:p>
          <draw:enhanced-geometry svg:viewBox="0 0 21600 21600" draw:type="rectangle" draw:enhanced-path="M 0 0 L 21600 0 21600 21600 0 21600 0 0 Z N"/>
        </draw:custom-shape>
        <draw:line draw:style-name="gr10" draw:text-style-name="P11" draw:layer="layout" svg:x1="2.6cm" svg:y1="7.8cm" svg:x2="2.6cm" svg:y2="10cm">
          <text:p/>
        </draw:line>
        <draw:custom-shape draw:style-name="gr30" draw:text-style-name="P23" draw:layer="layout" svg:width="6.3cm" svg:height="1.8cm" svg:x="11.1cm" svg:y="6cm">
          <text:p text:style-name="P9">Tomcat</text:p>
          <draw:enhanced-geometry svg:viewBox="0 0 21600 21600" draw:type="rectangle" draw:enhanced-path="M 0 0 L 21600 0 21600 21600 0 21600 0 0 Z N"/>
        </draw:custom-shape>
        <draw:line draw:style-name="gr10" draw:text-style-name="P11" draw:layer="layout" svg:x1="11.4cm" svg:y1="7.8cm" svg:x2="11.4cm" svg:y2="10cm">
          <text:p/>
        </draw:line>
        <draw:custom-shape draw:style-name="gr30" draw:text-style-name="P23" draw:layer="layout" svg:width="6.3cm" svg:height="1.8cm" svg:x="19.2cm" svg:y="6cm">
          <text:p text:style-name="P9">Mysql</text:p>
          <draw:enhanced-geometry svg:viewBox="0 0 21600 21600" draw:type="rectangle" draw:enhanced-path="M 0 0 L 21600 0 21600 21600 0 21600 0 0 Z N"/>
        </draw:custom-shape>
        <draw:line draw:style-name="gr10" draw:text-style-name="P11" draw:layer="layout" svg:x1="20cm" svg:y1="7.8cm" svg:x2="20cm" svg:y2="10cm">
          <text:p/>
        </draw:line>
        <draw:custom-shape draw:style-name="gr26" draw:text-style-name="P18" draw:layer="layout" svg:width="2.3cm" svg:height="2cm" svg:x="16cm" svg:y="11cm">
          <text:p text:style-name="P9"><text:span text:style-name="T5">veth2</text:span></text:p>
          <text:p text:style-name="P9"><text:span text:style-name="T5">via</text:span></text:p>
          <text:p text:style-name="P9"><text:span text:style-name="T5">bridge 1</text:span></text:p>
          <draw:enhanced-geometry svg:viewBox="0 0 21600 21600" draw:type="rectangle" draw:enhanced-path="M 0 0 L 21600 0 21600 21600 0 21600 0 0 Z N"/>
        </draw:custom-shape>
        <draw:custom-shape draw:style-name="gr20" draw:text-style-name="P18" draw:layer="layout" svg:width="2.2cm" svg:height="2cm" svg:x="7.5cm" svg:y="11cm">
          <text:p text:style-name="P9"><text:span text:style-name="T5">veth1</text:span></text:p>
          <text:p text:style-name="P9"><text:span text:style-name="T5">via</text:span></text:p>
          <text:p text:style-name="P9"><text:span text:style-name="T5">bridge 1</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office:forms form:automatic-focus="false" form:apply-design-mode="false"/>
        <draw:frame draw:style-name="gr31" draw:text-style-name="P14" draw:layer="layout" svg:width="27.32cm" svg:height="17.062cm" svg:x="0.426cm" svg:y="3.038cm">
          <draw:text-box>
            <text:p><text:span text:style-name="T4">- Les </text:span><text:span text:style-name="T4">conte</text:span><text:span text:style-name="T4">neurs </text:span><text:span text:style-name="T4">perm</text:span><text:span text:style-name="T4">ettent </text:span><text:span text:style-name="T4">de </text:span><text:span text:style-name="T4">const</text:span><text:span text:style-name="T4">ruire </text:span><text:span text:style-name="T4">des </text:span><text:span text:style-name="T4">systè</text:span><text:span text:style-name="T4">mes </text:span><text:span text:style-name="T4">isolés </text:span><text:span text:style-name="T4">au </text:span><text:span text:style-name="T4">sein </text:span><text:span text:style-name="T4">d’une </text:span><text:span text:style-name="T4">mêm</text:span><text:span text:style-name="T4">e </text:span><text:span text:style-name="T4">machi</text:span><text:span text:style-name="T4">ne </text:span></text:p>
            <text:p><text:span text:style-name="T4">hôte. <text:s/></text:span></text:p>
            <text:p><text:span text:style-name="T4"/></text:p>
            <text:p><text:span text:style-name="T4"/></text:p>
            <text:p><text:span text:style-name="T4">- </text:span><text:span text:style-name="T4">Contr</text:span><text:span text:style-name="T4">airem</text:span><text:span text:style-name="T4">ent </text:span><text:span text:style-name="T4">aux </text:span><text:span text:style-name="T4">VMs, </text:span><text:span text:style-name="T4">ces </text:span><text:span text:style-name="T4">différ</text:span><text:span text:style-name="T4">ents </text:span><text:span text:style-name="T4">systè</text:span><text:span text:style-name="T4">mes </text:span><text:span text:style-name="T4">parta</text:span><text:span text:style-name="T4">gent </text:span><text:span text:style-name="T4">le </text:span><text:span text:style-name="T4">mêm</text:span><text:span text:style-name="T4">e </text:span><text:span text:style-name="T4">noyau </text:span><text:span text:style-name="T4">Linux </text:span><text:span text:style-name="T4">est </text:span><text:span text:style-name="T4">sont </text:span></text:p>
            <text:p><text:span text:style-name="T4">donc </text:span><text:span text:style-name="T4">beauc</text:span><text:span text:style-name="T4">oup </text:span><text:span text:style-name="T4">plus </text:span><text:span text:style-name="T4">légers </text:span><text:span text:style-name="T4">qu’un </text:span><text:span text:style-name="T4">systè</text:span><text:span text:style-name="T4">me </text:span><text:span text:style-name="T4">compl</text:span><text:span text:style-name="T4">et.</text:span></text:p>
            <text:p><text:span text:style-name="T4"/></text:p>
            <text:p><text:span text:style-name="T4"/></text:p>
            <text:p><text:span text:style-name="T4">- Les </text:span><text:span text:style-name="T4">conte</text:span><text:span text:style-name="T4">neurs </text:span><text:span text:style-name="T4">contie</text:span><text:span text:style-name="T4">nnent </text:span><text:span text:style-name="T4">en </text:span><text:span text:style-name="T4">génér</text:span><text:span text:style-name="T4">al un </text:span><text:span text:style-name="T4">seul </text:span><text:span text:style-name="T4">proce</text:span><text:span text:style-name="T4">ssus </text:span><text:span text:style-name="T4">qui </text:span><text:span text:style-name="T4">tourn</text:span><text:span text:style-name="T4">e en </text:span><text:span text:style-name="T4">tâche </text:span><text:span text:style-name="T4">de </text:span><text:span text:style-name="T4">fond </text:span><text:span text:style-name="T4">et </text:span><text:span text:style-name="T4">rien</text:span></text:p>
            <text:p><text:span text:style-name="T4">d’autr</text:span><text:span text:style-name="T4">es qui </text:span><text:span text:style-name="T4">ne </text:span><text:span text:style-name="T4">soit </text:span><text:span text:style-name="T4">utile à </text:span><text:span text:style-name="T4">son </text:span><text:span text:style-name="T4">foncti</text:span><text:span text:style-name="T4">onne</text:span><text:span text:style-name="T4">ment.</text:span></text:p>
            <text:p><text:span text:style-name="T4"/></text:p>
            <text:p><text:span text:style-name="T4"/></text:p>
            <text:p><text:span text:style-name="T4">- Ils </text:span><text:span text:style-name="T4">perm</text:span><text:span text:style-name="T4">ettent </text:span><text:span text:style-name="T4">de </text:span><text:span text:style-name="T4">const</text:span><text:span text:style-name="T4">ruire </text:span><text:span text:style-name="T4">une </text:span><text:span text:style-name="T4">archit</text:span><text:span text:style-name="T4">ectur</text:span><text:span text:style-name="T4">e </text:span><text:span text:style-name="T4">applic</text:span><text:span text:style-name="T4">ative </text:span><text:span text:style-name="T4">où </text:span><text:span text:style-name="T4">chaqu</text:span><text:span text:style-name="T4">e </text:span><text:span text:style-name="T4">systè</text:span><text:span text:style-name="T4">me </text:span><text:span text:style-name="T4">est vu </text:span><text:span text:style-name="T4">com</text:span><text:span text:style-name="T4">me </text:span><text:span text:style-name="T4">un </text:span></text:p>
            <text:p><text:span text:style-name="T4">servic</text:span><text:span text:style-name="T4">e </text:span><text:span text:style-name="T4">indép</text:span><text:span text:style-name="T4">enda</text:span><text:span text:style-name="T4">nt, </text:span><text:span text:style-name="T4">interc</text:span><text:span text:style-name="T4">hang</text:span><text:span text:style-name="T4">eable </text:span><text:span text:style-name="T4">et </text:span><text:span text:style-name="T4">pond</text:span><text:span text:style-name="T4">érabl</text:span><text:span text:style-name="T4">e </text:span><text:span text:style-name="T4">(mise </text:span><text:span text:style-name="T4">à </text:span><text:span text:style-name="T4">l’éche</text:span><text:span text:style-name="T4">lle).</text:span></text:p>
            <text:p><text:span text:style-name="T4"/></text:p>
            <text:p><text:span text:style-name="T4"/></text:p>
            <text:p><text:span text:style-name="T4">- </text:span><text:span text:style-name="T4">Plusie</text:span><text:span text:style-name="T4">urs </text:span><text:span text:style-name="T4">outils </text:span><text:span text:style-name="T4">sont </text:span><text:span text:style-name="T4">dispo</text:span><text:span text:style-name="T4">nibles </text:span><text:span text:style-name="T4">aux </text:span><text:span text:style-name="T4">dével</text:span><text:span text:style-name="T4">oppe</text:span><text:span text:style-name="T4">urs </text:span><text:span text:style-name="T4">pour </text:span><text:span text:style-name="T4">créer, </text:span><text:span text:style-name="T4">gérer </text:span><text:span text:style-name="T4">et </text:span><text:span text:style-name="T4">manip</text:span><text:span text:style-name="T4">uler </text:span><text:span text:style-name="T4">des </text:span></text:p>
            <text:p><text:span text:style-name="T4">conte</text:span><text:span text:style-name="T4">neurs </text:span><text:span text:style-name="T4">en en </text:span><text:span text:style-name="T4">manip</text:span><text:span text:style-name="T4">ulant </text:span><text:span text:style-name="T4">que </text:span><text:span text:style-name="T4">les </text:span><text:span text:style-name="T4">conce</text:span><text:span text:style-name="T4">pts </text:span><text:span text:style-name="T4">de </text:span><text:span text:style-name="T4">haut </text:span><text:span text:style-name="T4">nivea</text:span><text:span text:style-name="T4">u. </text:span></text:p>
            <text:p><text:span text:style-name="T4"/></text:p>
            <text:p><text:span text:style-name="T4"/></text:p>
            <text:p><text:span text:style-name="T4">- </text:span><text:span text:style-name="T4">Dock</text:span><text:span text:style-name="T4">er est </text:span><text:span text:style-name="T4">le </text:span><text:span text:style-name="T4">plus </text:span><text:span text:style-name="T4">répan</text:span><text:span text:style-name="T4">du. </text:span><text:span text:style-name="T4">Grâc</text:span><text:span text:style-name="T4">e un </text:span><text:span text:style-name="T4">lui on </text:span><text:span text:style-name="T4">va </text:span><text:span text:style-name="T4">pouvo</text:span><text:span text:style-name="T4">ir </text:span><text:span text:style-name="T4">const</text:span><text:span text:style-name="T4">ruire </text:span><text:span text:style-name="T4">et </text:span><text:span text:style-name="T4">déplo</text:span><text:span text:style-name="T4">yer </text:span><text:span text:style-name="T4">une </text:span><text:span text:style-name="T4">applic</text:span><text:span text:style-name="T4">ation</text:span></text:p>
            <text:p><text:span text:style-name="T4">répart</text:span><text:span text:style-name="T4">ie </text:span><text:span text:style-name="T4">plus </text:span><text:span text:style-name="T4">facile</text:span><text:span text:style-name="T4">ment. </text:span><text:span text:style-name="T4">Surto</text:span><text:span text:style-name="T4">ut, la </text:span><text:span text:style-name="T4">config</text:span><text:span text:style-name="T4">uratio</text:span><text:span text:style-name="T4">n de </text:span><text:span text:style-name="T4">l’infra</text:span><text:span text:style-name="T4">struct</text:span><text:span text:style-name="T4">ure </text:span><text:span text:style-name="T4">sera </text:span><text:span text:style-name="T4">faite </text:span><text:span text:style-name="T4">une </text:span><text:span text:style-name="T4">seule </text:span><text:span text:style-name="T4">fois.</text:span></text:p>
            <text:p><text:span text:style-name="T4">L’appl</text:span><text:span text:style-name="T4">icatio</text:span><text:span text:style-name="T4">n </text:span><text:span text:style-name="T4">pourr</text:span><text:span text:style-name="T4">a être </text:span><text:span text:style-name="T4">migré</text:span><text:span text:style-name="T4">e ou </text:span><text:span text:style-name="T4">redép</text:span><text:span text:style-name="T4">loyée </text:span><text:span text:style-name="T4">plusie</text:span><text:span text:style-name="T4">urs </text:span><text:span text:style-name="T4">fois </text:span><text:span text:style-name="T4">avec </text:span><text:span text:style-name="T4">un </text:span><text:span text:style-name="T4">minim</text:span><text:span text:style-name="T4">um </text:span><text:span text:style-name="T4">d’effo</text:span><text:span text:style-name="T4">rts. <text:s/></text:span></text:p>
          </draw:text-box>
        </draw:frame>
        <draw:frame draw:style-name="gr32" draw:text-style-name="P24" draw:layer="layout" svg:width="5.154cm" svg:height="1.195cm" svg:x="11.2cm" svg:y="1.3cm">
          <draw:text-box>
            <text:p><text:span text:style-name="T8">Réc</text:span><text:span text:style-name="T8">apit</text:span><text:span text:style-name="T8">ulati</text:span><text:span text:style-name="T8">f</text:span></text:p>
          </draw:text-box>
        </draw:frame>
        <presentation:notes draw:style-name="dp2">
          <draw:page-thumbnail draw:style-name="gr1"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Les environnements docker</text:p>
          </draw:text-box>
        </draw:frame>
        <draw:frame presentation:style-name="pr6" draw:layer="layout" svg:width="25.199cm" svg:height="12.179cm" svg:x="1.4cm" svg:y="4.914cm" presentation:class="outline">
          <draw:text-box>
            <text:list text:style-name="L2">
              <text:list-item>
                <text:p>Natif</text:p>
              </text:list-item>
              <text:list-item>
                <text:p>Docker4Mac</text:p>
              </text:list-item>
              <text:list-item>
                <text:p>Docker4Windows</text:p>
              </text:list-item>
              <text:list-item>
                <text:p>DockerToolbox</text:p>
                <text:p/>
              </text:list-item>
            </text:list>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0">
        <office:forms form:automatic-focus="false" form:apply-design-mode="false"/>
        <draw:line draw:style-name="gr10" draw:text-style-name="P11" draw:layer="layout" svg:x1="11.8cm" svg:y1="10.6cm" svg:x2="13cm" svg:y2="14.3cm">
          <text:p/>
        </draw:line>
        <draw:custom-shape draw:style-name="gr33" draw:text-style-name="P25" draw:layer="layout" svg:width="3.1cm" svg:height="6.6cm" svg:x="10.1cm" svg:y="4cm">
          <text:p text:style-name="P9"><text:span text:style-name="T9">tomcatImg</text:span></text:p>
          <draw:enhanced-geometry svg:viewBox="0 0 21600 21600" draw:type="rectangle" draw:enhanced-path="M 0 0 L 21600 0 21600 21600 0 21600 0 0 Z N"/>
        </draw:custom-shape>
        <draw:frame presentation:style-name="pr5" draw:text-style-name="P13" draw:layer="layout" svg:width="25.199cm" svg:height="1.586cm" svg:x="1.4cm" svg:y="1.014cm" presentation:class="subtitle" presentation:user-transformed="true">
          <draw:text-box>
            <text:p text:style-name="P7"><text:span text:style-name="T3">Pri</text:span><text:span text:style-name="T3">nci</text:span><text:span text:style-name="T3">pe</text:span><text:span text:style-name="T3">s </text:span><text:span text:style-name="T3">de </text:span><text:span text:style-name="T3">ba</text:span><text:span text:style-name="T3">se </text:span><text:span text:style-name="T3">de </text:span><text:span text:style-name="T3">Do</text:span><text:span text:style-name="T3">ck</text:span><text:span text:style-name="T3">er </text:span><text:span text:style-name="T1">(</text:span><text:span text:style-name="T1">Imag</text:span><text:span text:style-name="T1">es et </text:span><text:span text:style-name="T1">cont</text:span><text:span text:style-name="T1">eneu</text:span><text:span text:style-name="T1">rs):</text:span></text:p>
          </draw:text-box>
        </draw:frame>
        <draw:custom-shape draw:style-name="gr34" draw:text-style-name="P26" draw:layer="layout" svg:width="5.3cm" svg:height="4.8cm" svg:x="0.5cm" svg:y="5.3cm">
          <text:p text:style-name="P2"><text:span text:style-name="T10">FROM </text:span><text:span text:style-name="T11">jdupont/Debian</text:span></text:p>
          <text:p text:style-name="P2"><text:span text:style-name="T10"/></text:p>
          <text:p text:style-name="P2"><text:span text:style-name="T10">RUN apt-get install tomcat</text:span></text:p>
          <text:p text:style-name="P2"><text:span text:style-name="T10"/></text:p>
          <text:p text:style-name="P2"><text:span text:style-name="T10">ADD monappli.war </text:span></text:p>
          <text:p text:style-name="P2"><text:span text:style-name="T10"/></text:p>
          <text:p text:style-name="P2"><text:span text:style-name="T10">EXPOSE 8080</text:span></text:p>
          <text:p text:style-name="P2"><text:span text:style-name="T10"/></text:p>
          <text:p text:style-name="P2"><text:span text:style-name="T10">CMD /tomcat/bin/start.sh</text:span></text:p>
          <text:p text:style-name="P2"><text:span text:style-name="T10"/></text:p>
          <draw:enhanced-geometry svg:viewBox="0 0 21600 21600" draw:type="rectangle" draw:enhanced-path="M 0 0 L 21600 0 21600 21600 0 21600 0 0 Z N"/>
        </draw:custom-shape>
        <draw:frame draw:style-name="gr35" draw:text-style-name="P27" draw:layer="layout" svg:width="4.477cm" svg:height="1.361cm" svg:x="1.2cm" svg:y="4cm">
          <draw:text-box>
            <text:p text:style-name="P9"><text:span text:style-name="T12">Un </text:span><text:span text:style-name="T12">fichier </text:span><text:span text:style-name="T12">de build</text:span></text:p>
            <text:p text:style-name="P9"><text:span text:style-name="T12">(Dockerfi</text:span><text:span text:style-name="T12">le)</text:span></text:p>
          </draw:text-box>
        </draw:frame>
        <draw:line draw:style-name="gr10" draw:text-style-name="P11" draw:layer="layout" svg:x1="5.7cm" svg:y1="5.6cm" svg:x2="10.4cm" svg:y2="5.6cm">
          <text:p/>
        </draw:line>
        <draw:custom-shape draw:style-name="gr36" draw:text-style-name="P28" draw:layer="layout" svg:width="6.4cm" svg:height="0.9cm" svg:x="4.6cm" svg:y="2.7cm">
          <text:p text:style-name="P9"><text:span text:style-name="T13">sudo docker build -t tomcatImg .</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10" draw:text-style-name="P11" draw:layer="layout" svg:x1="5.7cm" svg:y1="6.6cm" svg:x2="10.4cm" svg:y2="6.6cm">
          <text:p/>
        </draw:line>
        <draw:custom-shape draw:style-name="gr37" draw:text-style-name="P29" draw:layer="layout" svg:width="2.6cm" svg:height="0.8cm" svg:x="10.4cm" svg:y="6.2cm">
          <text:p text:style-name="P9"><text:span text:style-name="T14">Couche 2</text:span></text:p>
          <draw:enhanced-geometry svg:viewBox="0 0 21600 21600" draw:type="rectangle" draw:enhanced-path="M 0 0 L 21600 0 21600 21600 0 21600 0 0 Z N"/>
        </draw:custom-shape>
        <draw:line draw:style-name="gr10" draw:text-style-name="P11" draw:layer="layout" svg:x1="5.7cm" svg:y1="7.6cm" svg:x2="10.4cm" svg:y2="7.6cm">
          <text:p/>
        </draw:line>
        <draw:custom-shape draw:style-name="gr37" draw:text-style-name="P29" draw:layer="layout" svg:width="2.6cm" svg:height="0.8cm" svg:x="10.4cm" svg:y="7.2cm">
          <text:p text:style-name="P9"><text:span text:style-name="T14">Couche 3</text:span></text:p>
          <draw:enhanced-geometry svg:viewBox="0 0 21600 21600" draw:type="rectangle" draw:enhanced-path="M 0 0 L 21600 0 21600 21600 0 21600 0 0 Z N"/>
        </draw:custom-shape>
        <draw:line draw:style-name="gr10" draw:text-style-name="P11" draw:layer="layout" svg:x1="5.7cm" svg:y1="8.6cm" svg:x2="10.4cm" svg:y2="8.6cm">
          <text:p/>
        </draw:line>
        <draw:custom-shape draw:style-name="gr37" draw:text-style-name="P29" draw:layer="layout" svg:width="2.6cm" svg:height="0.8cm" svg:x="10.4cm" svg:y="8.2cm">
          <text:p text:style-name="P9"><text:span text:style-name="T14">Couche 4</text:span></text:p>
          <draw:enhanced-geometry svg:viewBox="0 0 21600 21600" draw:type="rectangle" draw:enhanced-path="M 0 0 L 21600 0 21600 21600 0 21600 0 0 Z N"/>
        </draw:custom-shape>
        <draw:line draw:style-name="gr10" draw:text-style-name="P11" draw:layer="layout" svg:x1="5.7cm" svg:y1="9.5cm" svg:x2="10.4cm" svg:y2="9.5cm">
          <text:p/>
        </draw:line>
        <draw:custom-shape draw:style-name="gr37" draw:text-style-name="P29" draw:layer="layout" svg:width="2.6cm" svg:height="0.8cm" svg:x="10.4cm" svg:y="9.2cm">
          <text:p text:style-name="P9"><text:span text:style-name="T14">Couche 5</text:span></text:p>
          <draw:enhanced-geometry svg:viewBox="0 0 21600 21600" draw:type="rectangle" draw:enhanced-path="M 0 0 L 21600 0 21600 21600 0 21600 0 0 Z N"/>
        </draw:custom-shape>
        <draw:custom-shape draw:style-name="gr33" draw:text-style-name="P25" draw:layer="layout" svg:width="3.1cm" svg:height="6.6cm" svg:x="13.6cm" svg:y="4cm">
          <text:p text:style-name="P9"><text:span text:style-name="T9">apacheImg</text:span></text:p>
          <draw:enhanced-geometry svg:viewBox="0 0 21600 21600" draw:type="rectangle" draw:enhanced-path="M 0 0 L 21600 0 21600 21600 0 21600 0 0 Z N"/>
        </draw:custom-shape>
        <draw:custom-shape draw:style-name="gr38" draw:text-style-name="P29" draw:layer="layout" svg:width="2.5cm" svg:height="0.8cm" svg:x="13.9cm" svg:y="6.2cm">
          <text:p text:style-name="P9"><text:span text:style-name="T14">Couche 2</text:span></text:p>
          <draw:enhanced-geometry svg:viewBox="0 0 21600 21600" draw:type="rectangle" draw:enhanced-path="M 0 0 L 21600 0 21600 21600 0 21600 0 0 Z N"/>
        </draw:custom-shape>
        <draw:custom-shape draw:style-name="gr38" draw:text-style-name="P29" draw:layer="layout" svg:width="2.5cm" svg:height="0.8cm" svg:x="13.9cm" svg:y="7.2cm">
          <text:p text:style-name="P9"><text:span text:style-name="T14">Couche 3</text:span></text:p>
          <draw:enhanced-geometry svg:viewBox="0 0 21600 21600" draw:type="rectangle" draw:enhanced-path="M 0 0 L 21600 0 21600 21600 0 21600 0 0 Z N"/>
        </draw:custom-shape>
        <draw:custom-shape draw:style-name="gr38" draw:text-style-name="P29" draw:layer="layout" svg:width="2.5cm" svg:height="0.8cm" svg:x="13.9cm" svg:y="8.2cm">
          <text:p text:style-name="P9"><text:span text:style-name="T14">Couche 4</text:span></text:p>
          <draw:enhanced-geometry svg:viewBox="0 0 21600 21600" draw:type="rectangle" draw:enhanced-path="M 0 0 L 21600 0 21600 21600 0 21600 0 0 Z N"/>
        </draw:custom-shape>
        <draw:custom-shape draw:style-name="gr38" draw:text-style-name="P29" draw:layer="layout" svg:width="2.5cm" svg:height="0.8cm" svg:x="13.9cm" svg:y="9.2cm">
          <text:p text:style-name="P9"><text:span text:style-name="T14">Couche 5</text:span></text:p>
          <draw:enhanced-geometry svg:viewBox="0 0 21600 21600" draw:type="rectangle" draw:enhanced-path="M 0 0 L 21600 0 21600 21600 0 21600 0 0 Z N"/>
        </draw:custom-shape>
        <draw:custom-shape draw:style-name="gr39" draw:text-style-name="P29" draw:layer="layout" svg:width="6cm" svg:height="0.8cm" svg:x="10.4cm" svg:y="5.2cm">
          <text:p text:style-name="P9"><text:span text:style-name="T14">Couche 1</text:span></text:p>
          <draw:enhanced-geometry svg:viewBox="0 0 21600 21600" draw:type="rectangle" draw:enhanced-path="M 0 0 L 21600 0 21600 21600 0 21600 0 0 Z N"/>
        </draw:custom-shape>
        <draw:custom-shape draw:style-name="gr40" draw:text-style-name="P26" draw:layer="layout" svg:width="5.6cm" svg:height="4.8cm" svg:x="21cm" svg:y="5.3cm">
          <text:p text:style-name="P2"><text:span text:style-name="T10">FROM </text:span><text:span text:style-name="T11">jdupont/Debian</text:span></text:p>
          <text:p text:style-name="P2"><text:span text:style-name="T10"/></text:p>
          <text:p text:style-name="P2"><text:span text:style-name="T10">RUN apt-get install apache2</text:span></text:p>
          <text:p text:style-name="P2"><text:span text:style-name="T10"/></text:p>
          <text:p text:style-name="P2"><text:span text:style-name="T10">ADD monsite.conf </text:span></text:p>
          <text:p text:style-name="P2"><text:span text:style-name="T10"/></text:p>
          <text:p text:style-name="P2"><text:span text:style-name="T10">EXPOSE 80</text:span></text:p>
          <text:p text:style-name="P2"><text:span text:style-name="T10"/></text:p>
          <text:p text:style-name="P2"><text:span text:style-name="T10">CMD service httpd start</text:span></text:p>
          <text:p text:style-name="P2"><text:span text:style-name="T10"/></text:p>
          <draw:enhanced-geometry svg:viewBox="0 0 21600 21600" draw:type="rectangle" draw:enhanced-path="M 0 0 L 21600 0 21600 21600 0 21600 0 0 Z N"/>
        </draw:custom-shape>
        <draw:line draw:style-name="gr41" draw:text-style-name="P11" draw:layer="layout" svg:x1="16.4cm" svg:y1="5.6cm" svg:x2="21.1cm" svg:y2="5.6cm">
          <text:p/>
        </draw:line>
        <draw:line draw:style-name="gr41" draw:text-style-name="P11" draw:layer="layout" svg:x1="16.4cm" svg:y1="6.6cm" svg:x2="21.1cm" svg:y2="6.6cm">
          <text:p/>
        </draw:line>
        <draw:line draw:style-name="gr41" draw:text-style-name="P11" draw:layer="layout" svg:x1="16.4cm" svg:y1="7.6cm" svg:x2="21.1cm" svg:y2="7.6cm">
          <text:p/>
        </draw:line>
        <draw:line draw:style-name="gr41" draw:text-style-name="P11" draw:layer="layout" svg:x1="16.4cm" svg:y1="8.6cm" svg:x2="21.1cm" svg:y2="8.6cm">
          <text:p/>
        </draw:line>
        <draw:line draw:style-name="gr41" draw:text-style-name="P11" draw:layer="layout" svg:x1="16.4cm" svg:y1="9.5cm" svg:x2="21.1cm" svg:y2="9.5cm">
          <text:p/>
        </draw:line>
        <draw:frame draw:style-name="gr35" draw:text-style-name="P27" draw:layer="layout" svg:width="4.477cm" svg:height="1.361cm" svg:x="21.901cm" svg:y="4.001cm">
          <draw:text-box>
            <text:p text:style-name="P9"><text:span text:style-name="T12">Un </text:span><text:span text:style-name="T12">fichier </text:span><text:span text:style-name="T12">de build</text:span></text:p>
            <text:p text:style-name="P9"><text:span text:style-name="T12">(Dockerfi</text:span><text:span text:style-name="T12">le)</text:span></text:p>
          </draw:text-box>
        </draw:frame>
        <draw:custom-shape draw:style-name="gr42" draw:text-style-name="P30" draw:layer="layout" svg:width="5cm" svg:height="3.4cm" svg:x="3.4cm" svg:y="14.3cm">
          <text:p text:style-name="P9"><text:span text:style-name="T9">tomcatCont1</text:span></text:p>
          <draw:enhanced-geometry svg:viewBox="0 0 21600 21600" draw:type="rectangle" draw:enhanced-path="M 0 0 L 21600 0 21600 21600 0 21600 0 0 Z N"/>
        </draw:custom-shape>
        <draw:custom-shape draw:style-name="gr43" draw:text-style-name="P31" draw:layer="layout" svg:width="2.2cm" svg:height="1.2cm" svg:x="6cm" svg:y="17.8cm">
          <text:p text:style-name="P9"><text:span text:style-name="T15">veth1</text:span></text:p>
          <draw:enhanced-geometry svg:viewBox="0 0 21600 21600" draw:type="rectangle" draw:enhanced-path="M 0 0 L 21600 0 21600 21600 0 21600 0 0 Z N"/>
        </draw:custom-shape>
        <draw:custom-shape draw:style-name="gr44" draw:text-style-name="P32" draw:layer="layout" svg:width="2.2cm" svg:height="1.2cm" svg:x="3.7cm" svg:y="17.8cm">
          <text:p text:style-name="P9"><text:span text:style-name="T16">./conf1</text:span></text:p>
          <draw:enhanced-geometry svg:viewBox="0 0 21600 21600" draw:type="rectangle" draw:enhanced-path="M 0 0 L 21600 0 21600 21600 0 21600 0 0 Z N"/>
        </draw:custom-shape>
        <draw:custom-shape draw:style-name="gr45" draw:text-style-name="P33" draw:layer="layout" svg:width="2.2cm" svg:height="1.2cm" svg:x="6cm" svg:y="16.4cm">
          <text:p text:style-name="P9"><text:span text:style-name="T16">ethx</text:span></text:p>
          <draw:enhanced-geometry svg:viewBox="0 0 21600 21600" draw:type="rectangle" draw:enhanced-path="M 0 0 L 21600 0 21600 21600 0 21600 0 0 Z N"/>
        </draw:custom-shape>
        <draw:custom-shape draw:style-name="gr46" draw:text-style-name="P34" draw:layer="layout" svg:width="2.2cm" svg:height="1.2cm" svg:x="3.7cm" svg:y="16.4cm">
          <text:p text:style-name="P9"><text:span text:style-name="T16">etc/conf</text:span></text:p>
          <draw:enhanced-geometry svg:viewBox="0 0 21600 21600" draw:type="rectangle" draw:enhanced-path="M 0 0 L 21600 0 21600 21600 0 21600 0 0 Z N"/>
        </draw:custom-shape>
        <draw:custom-shape draw:style-name="gr47" draw:text-style-name="P35" draw:layer="layout" svg:width="21.8cm" svg:height="1.2cm" svg:x="3.4cm" svg:y="19.1cm">
          <text:p text:style-name="P9"><text:span text:style-name="T15">monreso</text:span><text:span text:style-name="T16"> (sudo docker network create moninterface)</text:span></text:p>
          <draw:enhanced-geometry svg:viewBox="0 0 21600 21600" draw:type="rectangle" draw:enhanced-path="M 0 0 L 21600 0 21600 21600 0 21600 0 0 Z N"/>
        </draw:custom-shape>
        <draw:custom-shape draw:style-name="gr42" draw:text-style-name="P30" draw:layer="layout" svg:width="5cm" svg:height="3.4cm" svg:x="11.2cm" svg:y="14.3cm">
          <text:p text:style-name="P9"><text:span text:style-name="T9">tomcatCont2</text:span></text:p>
          <draw:enhanced-geometry svg:viewBox="0 0 21600 21600" draw:type="rectangle" draw:enhanced-path="M 0 0 L 21600 0 21600 21600 0 21600 0 0 Z N"/>
        </draw:custom-shape>
        <draw:custom-shape draw:style-name="gr43" draw:text-style-name="P31" draw:layer="layout" svg:width="2.2cm" svg:height="1.2cm" svg:x="13.8cm" svg:y="17.8cm">
          <text:p text:style-name="P9"><text:span text:style-name="T15">veth2</text:span></text:p>
          <draw:enhanced-geometry svg:viewBox="0 0 21600 21600" draw:type="rectangle" draw:enhanced-path="M 0 0 L 21600 0 21600 21600 0 21600 0 0 Z N"/>
        </draw:custom-shape>
        <draw:custom-shape draw:style-name="gr44" draw:text-style-name="P32" draw:layer="layout" svg:width="2.2cm" svg:height="1.2cm" svg:x="11.5cm" svg:y="17.8cm">
          <text:p text:style-name="P9"><text:span text:style-name="T16">./conf2</text:span></text:p>
          <draw:enhanced-geometry svg:viewBox="0 0 21600 21600" draw:type="rectangle" draw:enhanced-path="M 0 0 L 21600 0 21600 21600 0 21600 0 0 Z N"/>
        </draw:custom-shape>
        <draw:custom-shape draw:style-name="gr45" draw:text-style-name="P33" draw:layer="layout" svg:width="2.2cm" svg:height="1.2cm" svg:x="13.8cm" svg:y="16.4cm">
          <text:p text:style-name="P9"><text:span text:style-name="T16">ethy</text:span></text:p>
          <draw:enhanced-geometry svg:viewBox="0 0 21600 21600" draw:type="rectangle" draw:enhanced-path="M 0 0 L 21600 0 21600 21600 0 21600 0 0 Z N"/>
        </draw:custom-shape>
        <draw:custom-shape draw:style-name="gr46" draw:text-style-name="P34" draw:layer="layout" svg:width="2.2cm" svg:height="1.2cm" svg:x="11.5cm" svg:y="16.4cm">
          <text:p text:style-name="P9"><text:span text:style-name="T16">etc/conf</text:span></text:p>
          <draw:enhanced-geometry svg:viewBox="0 0 21600 21600" draw:type="rectangle" draw:enhanced-path="M 0 0 L 21600 0 21600 21600 0 21600 0 0 Z N"/>
        </draw:custom-shape>
        <draw:custom-shape draw:style-name="gr42" draw:text-style-name="P30" draw:layer="layout" svg:width="5cm" svg:height="3.4cm" svg:x="19.5cm" svg:y="14.3cm">
          <text:p text:style-name="P9"><text:span text:style-name="T9">apacheCont</text:span></text:p>
          <draw:enhanced-geometry svg:viewBox="0 0 21600 21600" draw:type="rectangle" draw:enhanced-path="M 0 0 L 21600 0 21600 21600 0 21600 0 0 Z N"/>
        </draw:custom-shape>
        <draw:custom-shape draw:style-name="gr43" draw:text-style-name="P31" draw:layer="layout" svg:width="2.2cm" svg:height="1.2cm" svg:x="22.1cm" svg:y="17.8cm">
          <text:p text:style-name="P9"><text:span text:style-name="T15">veth3</text:span></text:p>
          <draw:enhanced-geometry svg:viewBox="0 0 21600 21600" draw:type="rectangle" draw:enhanced-path="M 0 0 L 21600 0 21600 21600 0 21600 0 0 Z N"/>
        </draw:custom-shape>
        <draw:custom-shape draw:style-name="gr44" draw:text-style-name="P32" draw:layer="layout" svg:width="2.2cm" svg:height="1.2cm" svg:x="19.8cm" svg:y="17.8cm">
          <text:p text:style-name="P9"><text:span text:style-name="T16">./www</text:span></text:p>
          <draw:enhanced-geometry svg:viewBox="0 0 21600 21600" draw:type="rectangle" draw:enhanced-path="M 0 0 L 21600 0 21600 21600 0 21600 0 0 Z N"/>
        </draw:custom-shape>
        <draw:custom-shape draw:style-name="gr45" draw:text-style-name="P33" draw:layer="layout" svg:width="2.2cm" svg:height="1.2cm" svg:x="22.1cm" svg:y="16.4cm">
          <text:p text:style-name="P9"><text:span text:style-name="T16">ethz</text:span></text:p>
          <draw:enhanced-geometry svg:viewBox="0 0 21600 21600" draw:type="rectangle" draw:enhanced-path="M 0 0 L 21600 0 21600 21600 0 21600 0 0 Z N"/>
        </draw:custom-shape>
        <draw:custom-shape draw:style-name="gr46" draw:text-style-name="P34" draw:layer="layout" svg:width="2.2cm" svg:height="1.2cm" svg:x="19.8cm" svg:y="16.4cm">
          <text:p text:style-name="P9"><text:span text:style-name="T16">etc/www</text:span></text:p>
          <draw:enhanced-geometry svg:viewBox="0 0 21600 21600" draw:type="rectangle" draw:enhanced-path="M 0 0 L 21600 0 21600 21600 0 21600 0 0 Z N"/>
        </draw:custom-shape>
        <draw:line draw:style-name="gr10" draw:text-style-name="P11" draw:layer="layout" svg:x1="10.1cm" svg:y1="10.6cm" svg:x2="5.4cm" svg:y2="14.2cm">
          <text:p/>
        </draw:line>
        <draw:custom-shape draw:style-name="gr48" draw:text-style-name="P28" draw:layer="layout" svg:width="8.2cm" svg:height="1.8cm" svg:x="0.6cm" svg:y="11cm">
          <text:p text:style-name="P9"><text:span text:style-name="T13">sudo docker run &amp;&amp; \ </text:span></text:p>
          <text:p text:style-name="P9"><text:span text:style-name="T17">--net</text:span><text:span text:style-name="T13"> monreso </text:span><text:span text:style-name="T17">--name</text:span><text:span text:style-name="T13"> tomcatCont1 &amp;&amp; \ </text:span></text:p>
          <text:p text:style-name="P9"><text:span text:style-name="T17">-v</text:span><text:span text:style-name="T13"> ./conf1:/etc/conf </text:span><text:span text:style-name="T17">-d</text:span><text:span text:style-name="T13"> tomcatImg</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36" draw:text-style-name="P28" draw:layer="layout" svg:width="6.4cm" svg:height="0.9cm" svg:x="16.001cm" svg:y="2.701cm">
          <text:p text:style-name="P9"><text:span text:style-name="T13">sudo docker build -t apacheImg .</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49" draw:text-style-name="P28" draw:layer="layout" svg:width="1.999cm" svg:height="0.9cm" svg:x="11.501cm" svg:y="12cm">
          <text:p text:style-name="P9"><text:span text:style-name="T13">idem</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draw:style-name="gr10" draw:text-style-name="P11" draw:layer="layout" svg:x1="16.7cm" svg:y1="10.6cm" svg:x2="22.2cm" svg:y2="14.3cm">
          <text:p/>
        </draw:line>
        <draw:line draw:style-name="gr50" draw:text-style-name="P36" draw:layer="layout" svg:x1="8cm" svg:y1="14.3cm" svg:x2="11.6cm" svg:y2="10.6cm">
          <text:p text:style-name="P9"><text:span text:style-name="T18">Copy </text:span><text:span text:style-name="T18">on </text:span><text:span text:style-name="T18">write</text:span></text:p>
        </draw:line>
        <draw:line draw:style-name="gr50" draw:text-style-name="P36" draw:layer="layout" svg:x1="13cm" svg:y1="10.6cm" svg:x2="16cm" svg:y2="14.3cm">
          <text:p text:style-name="P9"><text:span text:style-name="T18">Copy </text:span><text:span text:style-name="T18">on </text:span><text:span text:style-name="T18">write</text:span></text:p>
        </draw:line>
        <draw:custom-shape draw:style-name="gr51" draw:text-style-name="P28" draw:layer="layout" svg:width="8.4cm" svg:height="2cm" svg:x="17.2cm" svg:y="11.2cm">
          <text:p text:style-name="P9"><text:span text:style-name="T13">sudo docker run &amp;&amp; \ </text:span></text:p>
          <text:p text:style-name="P9"><text:span text:style-name="T17">--net</text:span><text:span text:style-name="T13"> monreso </text:span><text:span text:style-name="T17">--name</text:span><text:span text:style-name="T13"> apacheCont &amp;&amp; \ </text:span></text:p>
          <text:p text:style-name="P9"><text:span text:style-name="T17">-v</text:span><text:span text:style-name="T13"> ./www:/etc/www </text:span><text:span text:style-name="T17">-p</text:span><text:span text:style-name="T13"> 80:80 </text:span><text:span text:style-name="T17">-d</text:span><text:span text:style-name="T13"> apacheImg</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2">
          <draw:page-thumbnail draw:style-name="gr1" draw:layer="layout" svg:width="14.848cm" svg:height="11.136cm" svg:x="3.075cm" svg:y="2.257cm" draw:page-number="7" presentation:class="page"/>
          <draw:frame presentation:style-name="pr3" draw:text-style-name="P6"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office:forms form:automatic-focus="false" form:apply-design-mode="false"/>
        <draw:frame presentation:style-name="pr5" draw:text-style-name="P13" draw:layer="layout" svg:width="25.199cm" svg:height="1.586cm" svg:x="1.4cm" svg:y="1.014cm" presentation:class="subtitle" presentation:user-transformed="true">
          <draw:text-box>
            <text:p text:style-name="P7"><text:span text:style-name="T3">Principes de </text:span><text:span text:style-name="T3">base de Docker : </text:span><text:span text:style-name="T3">(le hub)</text:span></text:p>
          </draw:text-box>
        </draw:frame>
        <draw:custom-shape draw:style-name="gr52" draw:text-style-name="P9" draw:layer="layout" svg:width="8.4cm" svg:height="5cm" svg:x="1.9cm" svg:y="3.5cm">
          <text:p text:style-name="P9">H￴ôte</text:p>
          <draw:enhanced-geometry svg:viewBox="0 0 21600 21600" draw:type="rectangle" draw:enhanced-path="M 0 0 L 21600 0 21600 21600 0 21600 0 0 Z N"/>
        </draw:custom-shape>
        <draw:custom-shape draw:style-name="gr53" draw:text-style-name="P37" draw:layer="layout" svg:width="11.6cm" svg:height="5.6cm" svg:x="14.7cm" svg:y="2.9cm">
          <text:p text:style-name="P37"><text:span text:style-name="T10">Docker HU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4" draw:text-style-name="P38" draw:layer="layout" svg:width="4.3cm" svg:height="0.8cm" svg:x="17cm" svg:y="6.5cm">
          <text:p text:style-name="P37"><text:span text:style-name="T10">jdupont/debian:latest</text:span></text:p>
          <draw:enhanced-geometry svg:viewBox="0 0 21600 21600" draw:type="rectangle" draw:enhanced-path="M 0 0 L 21600 0 21600 21600 0 21600 0 0 Z N"/>
        </draw:custom-shape>
        <draw:custom-shape draw:style-name="gr55" draw:text-style-name="P38" draw:layer="layout" svg:width="3.4cm" svg:height="0.8cm" svg:x="4.4cm" svg:y="7.1cm">
          <text:p text:style-name="P37"><text:span text:style-name="T10">tomcatIm</text:span><text:span text:style-name="T10">g</text:span></text:p>
          <draw:enhanced-geometry svg:viewBox="0 0 21600 21600" draw:mirror-horizontal="false" draw:mirror-vertical="false" draw:type="rectangle" draw:enhanced-path="M 0 0 L 21600 0 21600 21600 0 21600 0 0 Z N"/>
        </draw:custom-shape>
        <draw:custom-shape draw:style-name="gr54" draw:text-style-name="P38" draw:layer="layout" svg:width="4.3cm" svg:height="0.8cm" svg:x="21.5cm" svg:y="4.4cm">
          <text:p text:style-name="P37"><text:span text:style-name="T10">tartanpio</text:span><text:span text:style-name="T10">n/debian</text:span><text:span text:style-name="T10">:2.8</text:span></text:p>
          <draw:enhanced-geometry svg:viewBox="0 0 21600 21600" draw:type="rectangle" draw:enhanced-path="M 0 0 L 21600 0 21600 21600 0 21600 0 0 Z N"/>
        </draw:custom-shape>
        <draw:line draw:style-name="gr56" draw:text-style-name="P39" draw:layer="layout" svg:x1="20.2cm" svg:y1="6.5cm" svg:x2="21.4cm" svg:y2="5.1cm">
          <text:p text:style-name="P19"><text:span text:style-name="T6">FROM</text:span></text:p>
          <text:p text:style-name="P19"><text:span text:style-name="T6"/></text:p>
        </draw:line>
        <draw:line draw:style-name="gr56" draw:text-style-name="P11" draw:layer="layout" svg:x1="7.8cm" svg:y1="7.5cm" svg:x2="17cm" svg:y2="7.3cm">
          <text:p text:style-name="P9"><text:span text:style-name="T6">FROM</text:span></text:p>
          <text:p text:style-name="P9"/>
        </draw:line>
        <draw:custom-shape draw:style-name="gr57" draw:text-style-name="P41" draw:layer="layout" svg:width="2.4cm" svg:height="2cm" svg:x="4.7cm" svg:y="4.5cm">
          <text:p text:style-name="P40"><text:span text:style-name="T7">dock</text:span><text:span text:style-name="T7">e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58" draw:text-style-name="P11" draw:layer="layout" svg:x1="6.7cm" svg:y1="5.1cm" svg:x2="21.5cm" svg:y2="4.8cm">
          <text:p text:style-name="P9"><text:span text:style-name="T10">1) download</text:span></text:p>
          <text:p text:style-name="P9"/>
        </draw:line>
        <draw:line draw:style-name="gr58" draw:text-style-name="P11" draw:layer="layout" svg:x1="7.1cm" svg:y1="5.5cm" svg:x2="17cm" svg:y2="6.8cm">
          <text:p text:style-name="P9"><text:span text:style-name="T10">2) download</text:span></text:p>
          <text:p text:style-name="P9"/>
        </draw:line>
        <draw:frame draw:style-name="gr59" draw:text-style-name="P5" draw:layer="layout" svg:width="21.978cm" svg:height="0.962cm" svg:x="1.974cm" svg:y="8.9cm">
          <draw:text-box>
            <text:p>La commande build est optionelle, le run lance les téléchargement et le build</text:p>
          </draw:text-box>
        </draw:frame>
        <draw:frame draw:style-name="gr59" draw:text-style-name="P5" draw:layer="layout" svg:width="21.317cm" svg:height="0.962cm" svg:x="2.028cm" svg:y="10.438cm">
          <draw:text-box>
            <text:p>Une grande quantité d’images de bases, versionnées, existent sur le hub. </text:p>
          </draw:text-box>
        </draw:frame>
        <draw:frame draw:style-name="gr59" draw:text-style-name="P5" draw:layer="layout" svg:width="23.65cm" svg:height="1.673cm" svg:x="2cm" svg:y="11.727cm">
          <draw:text-box>
            <text:p>Il est possible, voir conseillé, de mettre ses propres images (Dockerfile) sur le hub.</text:p>
            <text:p>Sur un compte privé ou public.</text:p>
          </draw:text-box>
        </draw:frame>
        <draw:frame draw:style-name="gr59" draw:text-style-name="P5" draw:layer="layout" svg:width="22.769cm" svg:height="2.384cm" svg:x="2.029cm" svg:y="13.638cm">
          <draw:text-box>
            <text:p>Les fonctionnalités de base de Docker permettent :</text:p>
            <text:p>- de construire des conteneurs très simplement et de les faire communiquer sur</text:p>
            <text:p>une même machine hôte. <text:s/></text:p>
          </draw:text-box>
        </draw:frame>
        <draw:frame draw:style-name="gr59" draw:text-style-name="P5" draw:layer="layout" svg:width="23.138cm" svg:height="2.384cm" svg:x="2.029cm" svg:y="16.438cm">
          <draw:text-box>
            <text:p>Les fonctionnalités de base de Docker ne permettent pas:</text:p>
            <text:p>- de déployer une application répartie sur plusieurs machines hôtes en une ligne </text:p>
            <text:p>de commande.</text:p>
          </draw:text-box>
        </draw:frame>
        <draw:frame draw:style-name="gr59" draw:text-style-name="P5" draw:layer="layout" svg:width="20.318cm" svg:height="0.962cm" svg:x="2.029cm" svg:y="19.238cm">
          <draw:text-box>
            <text:p>docker-compose et les réseaux overlay + (en bonus docker-machine). </text:p>
          </draw:text-box>
        </draw:frame>
        <presentation:notes draw:style-name="dp2">
          <draw:page-thumbnail draw:style-name="gr1" draw:layer="layout" svg:width="14.848cm" svg:height="11.136cm" svg:x="3.075cm" svg:y="2.257cm" draw:page-number="8" presentation:class="page"/>
          <draw:frame presentation:style-name="pr3" draw:text-style-name="P6"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6"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presentation:notes draw:style-name="dp2">
          <draw:page-thumbnail draw:style-name="gr1" draw:layer="layout" svg:width="14.848cm" svg:height="11.136cm" svg:x="3.075cm" svg:y="2.257cm" draw:page-number="10"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otted" draw:display-name="Fine Dotted" draw:style="rect" draw:dots1="1" draw:distance="0.45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9T06:11:40.962625008</meta:creation-date>
    <meta:generator>LibreOffice/5.1.6.2$Linux_X86_64 LibreOffice_project/10m0$Build-2</meta:generator>
    <dc:date>2017-04-06T07:32:06.735729710</dc:date>
    <meta:editing-duration>P6DT9H33M3S</meta:editing-duration>
    <meta:editing-cycles>45</meta:editing-cycles>
    <meta:document-statistic meta:object-count="182"/>
  </office:meta>
</office:document-meta>
</file>